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Droid Sans" svg:font-family="'Droid Sans'" style:font-family-generic="swiss"/>
    <style:font-face style:name="Caladea2" svg:font-family="Caladea, Cambria" style:font-pitch="variable"/>
    <style:font-face style:name="Arial" svg:font-family="Arial" style:font-family-generic="roman" style:font-pitch="variable"/>
    <style:font-face style:name="Consolas" svg:font-family="Consolas"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adea" svg:font-family="Caladea" style:font-family-generic="swiss" style:font-pitch="variable"/>
    <style:font-face style:name="Caladea1" svg:font-family="Caladea, Cambria" style:font-family-generic="swiss" style:font-pitch="variable"/>
    <style:font-face style:name="Arial1" svg:font-family="Arial" style:font-family-generic="system" style:font-pitch="variable"/>
    <style:font-face style:name="Caladea3" svg:font-family="Caladea" style:font-family-generic="system" style:font-pitch="variable"/>
    <style:font-face style:name="Consolas1" svg:font-family="Consolas" style:font-family-generic="system" style:font-pitch="variable"/>
    <style:font-face style:name="Montserrat1" svg:font-family="Montserra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style:text-properties fo:font-size="12pt" style:font-size-asian="12pt" style:font-size-complex="12pt"/>
    </style:style>
    <style:style style:name="P2" style:family="paragraph" style:parent-style-name="Standard">
      <style:paragraph-properties fo:margin-top="0in" fo:margin-bottom="0in" style:contextual-spacing="false"/>
    </style:style>
    <style:style style:name="P3" style:family="paragraph" style:parent-style-name="Standard">
      <style:paragraph-properties fo:margin-top="0in" fo:margin-bottom="0in" style:contextual-spacing="false"/>
      <style:text-properties style:font-name="Consolas" fo:font-size="12pt" fo:font-weight="bold" style:font-name-asian="Consolas1" style:font-size-asian="12pt" style:font-weight-asian="bold" style:font-name-complex="Consolas1" style:font-size-complex="12pt"/>
    </style:style>
    <style:style style:name="P4" style:family="paragraph" style:parent-style-name="Standard" style:list-style-name="WWNum4">
      <style:paragraph-properties fo:margin-left="0.5in" fo:margin-right="0in" fo:margin-top="0in" fo:margin-bottom="0in" style:contextual-spacing="true" fo:text-indent="-0.25in" style:auto-text-indent="false"/>
      <style:text-properties style:font-name="Consolas" fo:font-size="12pt" fo:font-weight="bold" style:font-name-asian="Consolas1" style:font-size-asian="12pt" style:font-weight-asian="bold" style:font-name-complex="Consolas1" style:font-size-complex="12pt"/>
    </style:style>
    <style:style style:name="P5" style:family="paragraph" style:parent-style-name="Standard" style:list-style-name="WWNum4">
      <style:paragraph-properties fo:margin-left="0.5in" fo:margin-right="0in" fo:margin-top="0in" fo:margin-bottom="0in" style:contextual-spacing="true" fo:text-indent="-0.25in" style:auto-text-indent="false"/>
    </style:style>
    <style:style style:name="P6" style:family="paragraph" style:parent-style-name="Standard">
      <style:paragraph-properties fo:margin-top="0in" fo:margin-bottom="0in" style:contextual-spacing="false"/>
    </style:style>
    <style:style style:name="P7" style:family="paragraph" style:parent-style-name="Standard">
      <style:paragraph-properties fo:margin-top="0in" fo:margin-bottom="0in" style:contextual-spacing="false" fo:text-align="center" style:justify-single-word="false"/>
    </style:style>
    <style:style style:name="P8" style:family="paragraph" style:parent-style-name="Standard">
      <style:paragraph-properties fo:margin-left="-0.9063in" fo:margin-right="0in" fo:margin-top="0in" fo:margin-bottom="0in" style:contextual-spacing="false" fo:text-indent="0in" style:auto-text-indent="false"/>
    </style:style>
    <style:style style:name="P9" style:family="paragraph" style:parent-style-name="Standard">
      <style:paragraph-properties fo:margin-left="0in" fo:margin-right="0in" fo:margin-top="0in" fo:margin-bottom="0in" style:contextual-spacing="false" fo:text-indent="0.5in" style:auto-text-indent="false"/>
    </style:style>
    <style:style style:name="P10" style:family="paragraph" style:parent-style-name="Standard">
      <style:paragraph-properties fo:margin-left="0in" fo:margin-right="0in" fo:margin-top="0in" fo:margin-bottom="0in" style:contextual-spacing="false" fo:text-indent="0in" style:auto-text-indent="false"/>
    </style:style>
    <style:style style:name="P11" style:family="paragraph" style:parent-style-name="Standard" style:master-page-name="Standard">
      <style:paragraph-properties fo:margin-top="0in" fo:margin-bottom="0in" style:contextual-spacing="false" fo:text-align="center" style:justify-single-word="false" style:page-number="1"/>
      <style:text-properties style:font-name="Montserrat" fo:font-size="24pt" fo:font-weight="bold" style:font-name-asian="Montserrat1" style:font-size-asian="24pt" style:font-weight-asian="bold" style:font-name-complex="Montserrat1" style:font-size-complex="24pt"/>
    </style:style>
    <style:style style:name="P12" style:family="paragraph" style:parent-style-name="Standard">
      <style:paragraph-properties fo:margin-top="0in" fo:margin-bottom="0in" style:contextual-spacing="false"/>
    </style:style>
    <style:style style:name="P13" style:family="paragraph" style:parent-style-name="Standard">
      <style:paragraph-properties fo:margin-top="0in" fo:margin-bottom="0in" style:contextual-spacing="false"/>
      <style:text-properties fo:font-size="14pt" fo:font-weight="bold" style:font-size-asian="14pt" style:font-weight-asian="bold" style:font-size-complex="14pt"/>
    </style:style>
    <style:style style:name="P14"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margin-top="0in" fo:margin-bottom="0in" style:contextual-spacing="false"/>
      <style:text-properties fo:font-size="12pt" style:font-size-asian="12pt" style:font-size-complex="12pt"/>
    </style:style>
    <style:style style:name="P16" style:family="paragraph" style:parent-style-name="Standard">
      <style:paragraph-properties fo:margin-top="0in" fo:margin-bottom="0in" style:contextual-spacing="false"/>
      <style:text-properties fo:font-size="12pt" fo:font-weight="bold" style:font-size-asian="12pt" style:font-weight-asian="bold" style:font-size-complex="12pt"/>
    </style:style>
    <style:style style:name="P17" style:family="paragraph" style:parent-style-name="Standard">
      <style:paragraph-properties fo:margin-top="0in" fo:margin-bottom="0in" style:contextual-spacing="false" fo:text-align="center" style:justify-single-word="false"/>
      <style:text-properties style:font-name="Montserrat" fo:font-size="14pt" fo:font-weight="bold" style:font-name-asian="Montserrat1" style:font-size-asian="14pt" style:font-weight-asian="bold" style:font-name-complex="Montserrat1" style:font-size-complex="14pt"/>
    </style:style>
    <style:style style:name="P18" style:family="paragraph" style:parent-style-name="Standard">
      <style:paragraph-properties fo:margin-top="0in" fo:margin-bottom="0in" style:contextual-spacing="false" fo:text-align="center" style:justify-single-word="false"/>
      <style:text-properties style:font-name="Montserrat" fo:font-size="18pt" fo:font-weight="bold" style:font-name-asian="Montserrat1" style:font-size-asian="18pt" style:font-weight-asian="bold" style:font-name-complex="Montserrat1" style:font-size-complex="18pt"/>
    </style:style>
    <style:style style:name="P19" style:family="paragraph" style:parent-style-name="Standard">
      <style:paragraph-properties fo:margin-top="0in" fo:margin-bottom="0in" style:contextual-spacing="false"/>
      <style:text-properties style:font-name="Consolas" fo:font-size="12pt" style:font-name-asian="Consolas1" style:font-size-asian="12pt" style:font-name-complex="Consolas1" style:font-size-complex="12pt"/>
    </style:style>
    <style:style style:name="P20" style:family="paragraph" style:parent-style-name="Standard">
      <style:paragraph-properties fo:margin-top="0in" fo:margin-bottom="0in" style:contextual-spacing="false"/>
      <style:text-properties style:font-name="Consolas" fo:font-size="12pt" fo:font-weight="bold" style:font-name-asian="Consolas1" style:font-size-asian="12pt" style:font-weight-asian="bold" style:font-name-complex="Consolas1" style:font-size-complex="12pt"/>
    </style:style>
    <style:style style:name="P21" style:family="paragraph" style:parent-style-name="Standard">
      <style:paragraph-properties fo:margin-top="0in" fo:margin-bottom="0in" style:contextual-spacing="false"/>
      <style:text-properties fo:color="#666666" style:font-name="Consolas" fo:font-size="12pt" style:font-name-asian="Consolas1" style:font-size-asian="12pt" style:font-name-complex="Consolas1" style:font-size-complex="12pt"/>
    </style:style>
    <style:style style:name="P22" style:family="paragraph" style:parent-style-name="Standard">
      <style:paragraph-properties fo:margin-top="0in" fo:margin-bottom="0in" style:contextual-spacing="false"/>
      <style:text-properties officeooo:rsid="000d5c2a" officeooo:paragraph-rsid="000d5c2a"/>
    </style:style>
    <style:style style:name="P23" style:family="paragraph" style:parent-style-name="Standard">
      <style:paragraph-properties fo:margin-top="0in" fo:margin-bottom="0in" style:contextual-spacing="false"/>
      <style:text-properties officeooo:paragraph-rsid="000daf90"/>
    </style:style>
    <style:style style:name="P24" style:family="paragraph" style:parent-style-name="Standard">
      <style:paragraph-properties fo:margin-top="0in" fo:margin-bottom="0in" style:contextual-spacing="false"/>
      <style:text-properties officeooo:rsid="0015829f" officeooo:paragraph-rsid="0015829f"/>
    </style:style>
    <style:style style:name="P25" style:family="paragraph" style:parent-style-name="Standard">
      <style:paragraph-properties fo:margin-top="0in" fo:margin-bottom="0in" style:contextual-spacing="false"/>
      <style:text-properties officeooo:rsid="0016bae4" officeooo:paragraph-rsid="0016bae4"/>
    </style:style>
    <style:style style:name="P26" style:family="paragraph" style:parent-style-name="Standard">
      <style:paragraph-properties fo:margin-top="0in" fo:margin-bottom="0in" style:contextual-spacing="false"/>
      <style:text-properties officeooo:rsid="00195b03" officeooo:paragraph-rsid="00195b03"/>
    </style:style>
    <style:style style:name="P27" style:family="paragraph" style:parent-style-name="Standard" style:list-style-name="WWNum6">
      <style:paragraph-properties fo:margin-left="0.5in" fo:margin-right="0in" fo:margin-top="0in" fo:margin-bottom="0in" style:contextual-spacing="true" fo:text-indent="-0.25in" style:auto-text-indent="false"/>
      <style:text-properties fo:font-size="12pt" style:font-size-asian="12pt" style:font-size-complex="12pt"/>
    </style:style>
    <style:style style:name="P28" style:family="paragraph" style:parent-style-name="Standard" style:list-style-name="WWNum5">
      <style:paragraph-properties fo:margin-left="0.5in" fo:margin-right="0in" fo:margin-top="0in" fo:margin-bottom="0in" style:contextual-spacing="true" fo:text-indent="-0.25in" style:auto-text-indent="false"/>
      <style:text-properties fo:font-size="12pt" fo:font-weight="bold" style:font-size-asian="12pt" style:font-weight-asian="bold" style:font-size-complex="12pt"/>
    </style:style>
    <style:style style:name="P29" style:family="paragraph" style:parent-style-name="Standard" style:list-style-name="WWNum2">
      <style:paragraph-properties fo:margin-left="0.5in" fo:margin-right="0in" fo:margin-top="0in" fo:margin-bottom="0in" style:contextual-spacing="true" fo:text-indent="-0.25in" style:auto-text-indent="false"/>
      <style:text-properties style:font-name="Consolas" fo:font-size="12pt" fo:font-weight="bold" style:font-name-asian="Consolas1" style:font-size-asian="12pt" style:font-weight-asian="bold" style:font-name-complex="Consolas1" style:font-size-complex="12pt"/>
    </style:style>
    <style:style style:name="P30" style:family="paragraph" style:parent-style-name="Standard" style:list-style-name="WWNum1">
      <style:paragraph-properties fo:margin-left="0.5in" fo:margin-right="0in" fo:margin-top="0in" fo:margin-bottom="0in" style:contextual-spacing="true" fo:text-indent="-0.25in" style:auto-text-indent="false"/>
      <style:text-properties style:font-name="Consolas" fo:font-size="12pt" fo:font-weight="bold" style:font-name-asian="Consolas1" style:font-size-asian="12pt" style:font-weight-asian="bold" style:font-name-complex="Consolas1" style:font-size-complex="12pt"/>
    </style:style>
    <style:style style:name="P31" style:family="paragraph" style:parent-style-name="Standard" style:list-style-name="WWNum4">
      <style:paragraph-properties fo:margin-left="0.5in" fo:margin-right="0in" fo:margin-top="0in" fo:margin-bottom="0in" style:contextual-spacing="true" fo:text-indent="-0.25in" style:auto-text-indent="false"/>
      <style:text-properties style:font-name="Consolas" fo:font-size="12pt" fo:font-weight="bold" style:font-name-asian="Consolas1" style:font-size-asian="12pt" style:font-weight-asian="bold" style:font-name-complex="Consolas1" style:font-size-complex="12pt"/>
    </style:style>
    <style:style style:name="P32" style:family="paragraph" style:parent-style-name="Standard" style:list-style-name="WWNum4">
      <style:paragraph-properties fo:margin-left="0.5in" fo:margin-right="0in" fo:margin-top="0in" fo:margin-bottom="0in" style:contextual-spacing="true" fo:text-indent="-0.25in" style:auto-text-indent="false"/>
      <style:text-properties style:font-name="Consolas" fo:font-size="12pt" fo:font-weight="bold" officeooo:paragraph-rsid="000daf90" style:font-name-asian="Consolas1" style:font-size-asian="12pt" style:font-weight-asian="bold" style:font-name-complex="Consolas1" style:font-size-complex="12pt"/>
    </style:style>
    <style:style style:name="P33" style:family="paragraph" style:parent-style-name="Standard" style:list-style-name="WWNum5">
      <style:paragraph-properties fo:margin-left="0.5in" fo:margin-right="0in" fo:margin-top="0in" fo:margin-bottom="0in" style:contextual-spacing="true" fo:text-indent="-0.25in" style:auto-text-indent="false"/>
      <style:text-properties style:font-name="Consolas" fo:font-size="12pt" fo:font-weight="bold" style:font-name-asian="Consolas1" style:font-size-asian="12pt" style:font-weight-asian="bold" style:font-name-complex="Consolas1" style:font-size-complex="12pt"/>
    </style:style>
    <style:style style:name="P34" style:family="paragraph" style:parent-style-name="Standard" style:list-style-name="WWNum8">
      <style:paragraph-properties fo:margin-left="0.5in" fo:margin-right="0in" fo:margin-top="0in" fo:margin-bottom="0in" style:contextual-spacing="true" fo:text-indent="-0.25in" style:auto-text-indent="false"/>
      <style:text-properties style:font-name="Consolas" fo:font-size="12pt" fo:font-weight="bold" style:font-name-asian="Consolas1" style:font-size-asian="12pt" style:font-weight-asian="bold" style:font-name-complex="Consolas1" style:font-size-complex="12pt"/>
    </style:style>
    <style:style style:name="P35" style:family="paragraph" style:parent-style-name="Standard" style:list-style-name="WWNum3">
      <style:paragraph-properties fo:margin-left="0.5in" fo:margin-right="0in" fo:margin-top="0in" fo:margin-bottom="0in" style:contextual-spacing="true" fo:text-indent="-0.25in" style:auto-text-indent="false"/>
      <style:text-properties style:font-name="Consolas" fo:font-size="12pt" fo:font-weight="bold" style:font-name-asian="Consolas1" style:font-size-asian="12pt" style:font-weight-asian="bold" style:font-name-complex="Consolas1" style:font-size-complex="12pt"/>
    </style:style>
    <style:style style:name="P36" style:family="paragraph" style:parent-style-name="Standard" style:list-style-name="WWNum4">
      <style:paragraph-properties fo:margin-left="0.5in" fo:margin-right="0in" fo:margin-top="0in" fo:margin-bottom="0in" style:contextual-spacing="true" fo:text-indent="-0.25in" style:auto-text-indent="false"/>
    </style:style>
    <style:style style:name="P37" style:family="paragraph" style:parent-style-name="Standard" style:list-style-name="WWNum4">
      <style:paragraph-properties fo:margin-left="0.5in" fo:margin-right="0in" fo:margin-top="0in" fo:margin-bottom="0in" style:contextual-spacing="true" fo:text-indent="-0.25in" style:auto-text-indent="false"/>
      <style:text-properties officeooo:paragraph-rsid="000daf90"/>
    </style:style>
    <style:style style:name="P38" style:family="paragraph" style:parent-style-name="Standard" style:list-style-name="WWNum7">
      <style:paragraph-properties fo:margin-left="0.5in" fo:margin-right="0in" fo:margin-top="0in" fo:margin-bottom="0in" style:contextual-spacing="true" fo:text-indent="-0.25in" style:auto-text-indent="false"/>
    </style:style>
    <style:style style:name="P39" style:family="paragraph" style:parent-style-name="Standard">
      <style:paragraph-properties fo:margin-left="0in" fo:margin-right="0in" fo:margin-top="0in" fo:margin-bottom="0in" style:contextual-spacing="false" fo:text-indent="0in" style:auto-text-indent="false"/>
      <style:text-properties fo:font-size="12pt" style:font-size-asian="12pt" style:font-size-complex="12pt"/>
    </style:style>
    <style:style style:name="P40" style:family="paragraph" style:parent-style-name="Standard">
      <style:paragraph-properties fo:margin-left="0in" fo:margin-right="0in" fo:margin-top="0in" fo:margin-bottom="0in" style:contextual-spacing="false" fo:text-indent="0in" style:auto-text-indent="false"/>
      <style:text-properties style:font-name="Consolas" fo:font-size="12pt" style:font-name-asian="Consolas1" style:font-size-asian="12pt" style:font-name-complex="Consolas1" style:font-size-complex="12pt"/>
    </style:style>
    <style:style style:name="P41"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9a489"/>
    </style:style>
    <style:style style:name="T2" style:family="text">
      <style:text-properties fo:font-size="12pt" style:font-size-asian="12pt" style:font-size-complex="12pt"/>
    </style:style>
    <style:style style:name="T3" style:family="text">
      <style:text-properties style:font-name="Consolas" fo:font-size="12pt" fo:font-weight="bold" style:font-name-asian="Consolas1" style:font-size-asian="12pt" style:font-weight-asian="bold" style:font-name-complex="Consolas1" style:font-size-complex="12pt"/>
    </style:style>
    <style:style style:name="T4" style:family="text">
      <style:text-properties officeooo:rsid="000daf90"/>
    </style:style>
    <style:style style:name="T5" style:family="text">
      <style:text-properties fo:font-size="12pt" officeooo:rsid="0013cccc" style:font-size-asian="12pt" style:font-size-complex="12pt"/>
    </style:style>
    <style:style style:name="T6" style:family="text">
      <style:text-properties fo:font-size="12pt" officeooo:rsid="0016bae4" style:font-size-asian="12pt" style:font-size-complex="12pt"/>
    </style:style>
    <style:style style:name="T7" style:family="text">
      <style:text-properties fo:font-size="12pt" officeooo:rsid="00179400" style:font-size-asian="12pt" style:font-size-complex="12pt"/>
    </style:style>
    <style:style style:name="T8" style:family="text">
      <style:text-properties fo:font-size="12pt" style:font-size-asian="12pt" style:font-size-complex="12pt"/>
    </style:style>
    <style:style style:name="T9" style:family="text">
      <style:text-properties fo:font-size="12pt" officeooo:rsid="000daf90" style:font-size-asian="12pt" style:font-size-complex="12pt"/>
    </style:style>
    <style:style style:name="T10" style:family="text">
      <style:text-properties fo:font-size="12pt" officeooo:rsid="0013cccc" style:font-size-asian="12pt" style:font-size-complex="12pt"/>
    </style:style>
    <style:style style:name="T11" style:family="text">
      <style:text-properties fo:font-size="12pt" officeooo:rsid="00150f3e" style:font-size-asian="12pt" style:font-size-complex="12pt"/>
    </style:style>
    <style:style style:name="T12" style:family="text">
      <style:text-properties fo:font-size="12pt" officeooo:rsid="0016bae4" style:font-size-asian="12pt" style:font-size-complex="12pt"/>
    </style:style>
    <style:style style:name="T13" style:family="text">
      <style:text-properties fo:font-size="12pt" officeooo:rsid="00179400" style:font-size-asian="12pt" style:font-size-complex="12pt"/>
    </style:style>
    <style:style style:name="T14" style:family="text">
      <style:text-properties fo:font-size="12pt" officeooo:rsid="00195b03" style:font-size-asian="12pt" style:font-size-complex="12pt"/>
    </style:style>
    <style:style style:name="T15" style:family="text">
      <style:text-properties fo:font-size="12pt" officeooo:rsid="001ab921" style:font-size-asian="12pt" style:font-size-complex="12pt"/>
    </style:style>
    <style:style style:name="T16" style:family="text">
      <style:text-properties fo:font-size="12pt" fo:font-weight="bold" style:font-size-asian="12pt" style:font-weight-asian="bold" style:font-size-complex="12pt"/>
    </style:style>
    <style:style style:name="T17" style:family="text">
      <style:text-properties fo:font-size="12pt" fo:font-weight="bold" officeooo:rsid="000effaa" style:font-size-asian="12pt" style:font-weight-asian="bold" style:font-size-complex="12pt"/>
    </style:style>
    <style:style style:name="T18" style:family="text">
      <style:text-properties fo:font-size="12pt" fo:font-weight="bold" officeooo:rsid="00150f3e" style:font-size-asian="12pt" style:font-weight-asian="bold" style:font-size-complex="12pt"/>
    </style:style>
    <style:style style:name="T19" style:family="text">
      <style:text-properties fo:font-size="12pt" fo:font-style="italic" fo:font-weight="bold" style:font-size-asian="12pt" style:font-style-asian="italic" style:font-weight-asian="bold" style:font-size-complex="12pt"/>
    </style:style>
    <style:style style:name="T20" style:family="text">
      <style:text-properties fo:color="#1155cc" fo:font-size="12pt" style:text-underline-style="solid" style:text-underline-width="auto" style:text-underline-color="font-color" style:font-size-asian="12pt" style:font-size-complex="12pt"/>
    </style:style>
    <style:style style:name="T21" style:family="text">
      <style:text-properties fo:color="#1155cc" fo:font-size="10pt" fo:font-style="italic" style:text-underline-style="solid" style:text-underline-width="auto" style:text-underline-color="font-color" style:font-size-asian="10pt" style:font-style-asian="italic" style:font-size-complex="10pt"/>
    </style:style>
    <style:style style:name="T22" style:family="text">
      <style:text-properties fo:font-size="14pt" fo:font-weight="bold" style:font-size-asian="14pt" style:font-weight-asian="bold" style:font-size-complex="14pt"/>
    </style:style>
    <style:style style:name="T23" style:family="text">
      <style:text-properties style:font-name="Consolas" fo:font-size="12pt" fo:font-weight="bold" style:font-name-asian="Consolas1" style:font-size-asian="12pt" style:font-weight-asian="bold" style:font-name-complex="Consolas1" style:font-size-complex="12pt"/>
    </style:style>
    <style:style style:name="T24" style:family="text">
      <style:text-properties style:font-name="Consolas" fo:font-size="12pt" style:font-name-asian="Consolas1" style:font-size-asian="12pt" style:font-name-complex="Consolas1" style:font-size-complex="12pt"/>
    </style:style>
    <style:style style:name="T25" style:family="text">
      <style:text-properties fo:font-size="10pt" fo:font-style="italic" style:font-size-asian="10pt" style:font-style-asian="italic" style:font-size-complex="10pt"/>
    </style:style>
    <style:style style:name="T26" style:family="text">
      <style:text-properties fo:font-size="10pt" style:font-size-asian="10pt" style:font-size-complex="10pt"/>
    </style:style>
    <style:style style:name="T27"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28" style:family="text">
      <style:text-properties officeooo:rsid="0009a489"/>
    </style:style>
    <style:style style:name="T29" style:family="text">
      <style:text-properties officeooo:rsid="000bd510"/>
    </style:style>
    <style:style style:name="T30" style:family="text">
      <style:text-properties officeooo:rsid="000daf90"/>
    </style:style>
    <style:style style:name="T31" style:family="text">
      <style:text-properties officeooo:rsid="000effaa"/>
    </style:style>
    <style:style style:name="T32" style:family="text">
      <style:text-properties officeooo:rsid="0011ed58"/>
    </style:style>
    <style:style style:name="T33" style:family="text">
      <style:text-properties fo:font-weight="bold" style:font-weight-asian="bold" style:font-weight-complex="bold"/>
    </style:style>
    <style:style style:name="T34" style:family="text">
      <style:text-properties fo:font-variant="normal" fo:text-transform="none" fo:color="#000000"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84071440" text:id="ct84071440">
          <text:insertion>
            <office:change-info>
              <dc:creator>Devin Ulibarri</dc:creator>
              <dc:date>2016-12-18T15:03:00</dc:date>
            </office:change-info>
          </text:insertion>
        </text:changed-region>
        <text:changed-region xml:id="ct87092016" text:id="ct87092016">
          <text:insertion>
            <office:change-info>
              <dc:creator>Devin Ulibarri</dc:creator>
              <dc:date>2016-12-18T15:01:00</dc:date>
            </office:change-info>
          </text:insertion>
        </text:changed-region>
        <text:changed-region xml:id="ct93925664" text:id="ct93925664">
          <text:insertion>
            <office:change-info>
              <dc:creator>Devin Ulibarri</dc:creator>
              <dc:date>2016-12-18T15:02:00</dc:date>
            </office:change-info>
          </text:insertion>
        </text:changed-region>
        <text:changed-region xml:id="ct94038608" text:id="ct94038608">
          <text:insertion>
            <office:change-info>
              <dc:creator>Devin Ulibarri</dc:creator>
              <dc:date>2016-12-18T14:58:00</dc:date>
            </office:change-info>
          </text:insertion>
        </text:changed-region>
        <text:changed-region xml:id="ct83871312" text:id="ct83871312">
          <text:deletion>
            <office:change-info>
              <dc:creator>Devin Ulibarri</dc:creator>
              <dc:date>2016-12-18T14:58:00</dc:date>
            </office:change-info>
            <text:p text:style-name="P1"><text:span text:style-name="T1">that of</text:span></text:p>
          </text:deletion>
        </text:changed-region>
        <text:changed-region xml:id="ct84188128" text:id="ct84188128">
          <text:insertion>
            <office:change-info>
              <dc:creator>Devin Ulibarri</dc:creator>
              <dc:date>2016-12-18T14:58:00</dc:date>
            </office:change-info>
          </text:insertion>
        </text:changed-region>
        <text:changed-region xml:id="ct93407104" text:id="ct93407104">
          <text:insertion>
            <office:change-info>
              <dc:creator>Devin Ulibarri</dc:creator>
              <dc:date>2016-12-18T14:58:00</dc:date>
            </office:change-info>
          </text:insertion>
        </text:changed-region>
        <text:changed-region xml:id="ct88163680" text:id="ct88163680">
          <text:insertion>
            <office:change-info>
              <dc:creator>Devin Ulibarri</dc:creator>
              <dc:date>2016-12-18T14:59:00</dc:date>
            </office:change-info>
          </text:insertion>
        </text:changed-region>
        <text:changed-region xml:id="ct96114848" text:id="ct96114848">
          <text:insertion>
            <office:change-info>
              <dc:creator>Devin Ulibarri</dc:creator>
              <dc:date>2016-12-18T14:59:00</dc:date>
            </office:change-info>
          </text:insertion>
        </text:changed-region>
        <text:changed-region xml:id="ct94780528" text:id="ct94780528">
          <text:deletion>
            <office:change-info>
              <dc:creator>Devin Ulibarri</dc:creator>
              <dc:date>2016-12-18T15:05:00</dc:date>
            </office:change-info>
            <text:p text:style-name="P2"><text:span text:style-name="T2">using </text:span></text:p>
          </text:deletion>
        </text:changed-region>
        <text:changed-region xml:id="ct94268560" text:id="ct94268560">
          <text:insertion>
            <office:change-info>
              <dc:creator>Devin Ulibarri</dc:creator>
              <dc:date>2016-12-18T15:05:00</dc:date>
            </office:change-info>
          </text:insertion>
        </text:changed-region>
        <text:changed-region xml:id="ct93826064" text:id="ct93826064">
          <text:insertion>
            <office:change-info>
              <dc:creator>Devin Ulibarri</dc:creator>
              <dc:date>2016-12-18T15:05:00</dc:date>
            </office:change-info>
          </text:insertion>
        </text:changed-region>
        <text:changed-region xml:id="ct94938816" text:id="ct94938816">
          <text:insertion>
            <office:change-info>
              <dc:creator>Devin Ulibarri</dc:creator>
              <dc:date>2016-12-18T15:05:00</dc:date>
            </office:change-info>
          </text:insertion>
        </text:changed-region>
        <text:changed-region xml:id="ct94726048" text:id="ct94726048">
          <text:insertion>
            <office:change-info>
              <dc:creator>Devin Ulibarri</dc:creator>
              <dc:date>2016-12-18T15:06:00</dc:date>
            </office:change-info>
          </text:insertion>
        </text:changed-region>
        <text:changed-region xml:id="ct86027760" text:id="ct86027760">
          <text:deletion>
            <office:change-info>
              <dc:creator>Devin Ulibarri</dc:creator>
              <dc:date>2016-12-18T15:05:00</dc:date>
            </office:change-info>
            <text:p text:style-name="P3">From the image, it can be inferred that ADSR takes the following parameters:</text:p>
          </text:deletion>
        </text:changed-region>
        <text:changed-region xml:id="ct94051376" text:id="ct94051376">
          <text:insertion>
            <office:change-info>
              <dc:creator>Devin Ulibarri</dc:creator>
              <dc:date>2016-12-18T15:06:00</dc:date>
            </office:change-info>
          </text:insertion>
        </text:changed-region>
        <text:changed-region xml:id="ct94112528" text:id="ct94112528">
          <text:deletion>
            <office:change-info>
              <dc:creator>Devin Ulibarri</dc:creator>
              <dc:date>2016-12-18T15:05:00</dc:date>
            </office:change-info>
            <text:p text:style-name="P3"/>
            <text:p text:style-name="P2"/>
            <text:list xml:id="list5067239790965380717" text:style-name="WWNum4">
              <text:list-item>
                <text:p text:style-name="P4">attack</text:p>
              </text:list-item>
              <text:list-item>
                <text:p text:style-name="P5"><text:span text:style-name="T3">decay</text:span><text:span text:style-name="T2">.</text:span></text:p>
              </text:list-item>
              <text:list-item>
                <text:p text:style-name="P4">sustain</text:p>
              </text:list-item>
            </text:list>
            <text:p text:style-name="P3">release</text:p>
          </text:deletion>
        </text:changed-region>
        <text:changed-region xml:id="ct94566896" text:id="ct94566896">
          <text:deletion>
            <office:change-info>
              <dc:creator>Devin Ulibarri</dc:creator>
              <dc:date>2016-12-18T15:09:00</dc:date>
            </office:change-info>
            <text:p text:style-name="P1">By using a filter, we can choose</text:p>
          </text:deletion>
        </text:changed-region>
        <text:changed-region xml:id="ct94129456" text:id="ct94129456">
          <text:insertion>
            <office:change-info>
              <dc:creator>Devin Ulibarri</dc:creator>
              <dc:date>2016-12-18T15:09:00</dc:date>
            </office:change-info>
          </text:insertion>
        </text:changed-region>
        <text:changed-region xml:id="ct50826256" text:id="ct50826256">
          <text:deletion>
            <office:change-info>
              <dc:creator>Devin Ulibarri</dc:creator>
              <dc:date>2016-12-18T15:09:00</dc:date>
            </office:change-info>
            <text:p text:style-name="P1">we want </text:p>
          </text:deletion>
        </text:changed-region>
        <text:changed-region xml:id="ct94127168" text:id="ct94127168">
          <text:insertion>
            <office:change-info>
              <dc:creator>Devin Ulibarri</dc:creator>
              <dc:date>2016-12-18T15:09:00</dc:date>
            </office:change-info>
          </text:insertion>
        </text:changed-region>
        <text:changed-region xml:id="ct95695232" text:id="ct95695232">
          <text:insertion>
            <office:change-info>
              <dc:creator>Devin Ulibarri</dc:creator>
              <dc:date>2016-12-18T15:10:00</dc:date>
            </office:change-info>
          </text:insertion>
        </text:changed-region>
        <text:changed-region xml:id="ct95908736" text:id="ct95908736">
          <text:deletion>
            <office:change-info>
              <dc:creator>Devin Ulibarri</dc:creator>
              <dc:date>2016-12-18T15:09:00</dc:date>
            </office:change-info>
            <text:p text:style-name="P1"><text:span text:style-name="T4">.</text:span></text:p>
          </text:deletion>
        </text:changed-region>
        <text:changed-region xml:id="ct94376096" text:id="ct94376096">
          <text:insertion>
            <office:change-info>
              <dc:creator>Devin Ulibarri</dc:creator>
              <dc:date>2016-12-18T15:10:00</dc:date>
            </office:change-info>
          </text:insertion>
        </text:changed-region>
        <text:changed-region xml:id="ct93522752" text:id="ct93522752">
          <text:deletion>
            <office:change-info>
              <dc:creator>Devin Ulibarri</dc:creator>
              <dc:date>2016-12-18T15:10:00</dc:date>
            </office:change-info>
            <text:p text:style-name="P1"><text:span text:style-name="T4">This </text:span></text:p>
          </text:deletion>
        </text:changed-region>
        <text:changed-region xml:id="ct95065536" text:id="ct95065536">
          <text:insertion>
            <office:change-info>
              <dc:creator>Devin Ulibarri</dc:creator>
              <dc:date>2016-12-18T15:11:00</dc:date>
            </office:change-info>
          </text:insertion>
        </text:changed-region>
        <text:changed-region xml:id="ct52226384" text:id="ct52226384">
          <text:deletion>
            <office:change-info>
              <dc:creator>Devin Ulibarri</dc:creator>
              <dc:date>2016-12-18T15:11:00</dc:date>
            </office:change-info>
            <text:p text:style-name="P1"><text:span text:style-name="T4">.</text:span></text:p>
          </text:deletion>
        </text:changed-region>
        <text:changed-region xml:id="ct94413600" text:id="ct94413600">
          <text:insertion>
            <office:change-info>
              <dc:creator>Devin Ulibarri</dc:creator>
              <dc:date>2016-12-18T15:13:00</dc:date>
            </office:change-info>
          </text:insertion>
        </text:changed-region>
        <text:changed-region xml:id="ct92717344" text:id="ct92717344">
          <text:insertion>
            <office:change-info>
              <dc:creator>Devin Ulibarri</dc:creator>
              <dc:date>2016-12-18T15:14:00</dc:date>
            </office:change-info>
          </text:insertion>
        </text:changed-region>
        <text:changed-region xml:id="ct92260816" text:id="ct92260816">
          <text:insertion>
            <office:change-info>
              <dc:creator>Devin Ulibarri</dc:creator>
              <dc:date>2016-12-18T15:14:00</dc:date>
            </office:change-info>
          </text:insertion>
        </text:changed-region>
        <text:changed-region xml:id="ct97110192" text:id="ct97110192">
          <text:insertion>
            <office:change-info>
              <dc:creator>Devin Ulibarri</dc:creator>
              <dc:date>2016-12-18T15:14:00</dc:date>
            </office:change-info>
          </text:insertion>
        </text:changed-region>
        <text:changed-region xml:id="ct94231680" text:id="ct94231680">
          <text:insertion>
            <office:change-info>
              <dc:creator>Devin Ulibarri</dc:creator>
              <dc:date>2016-12-18T15:15:00</dc:date>
            </office:change-info>
          </text:insertion>
        </text:changed-region>
        <text:changed-region xml:id="ct93522944" text:id="ct93522944">
          <text:insertion>
            <office:change-info>
              <dc:creator>Devin Ulibarri</dc:creator>
              <dc:date>2016-12-18T15:15:00</dc:date>
            </office:change-info>
          </text:insertion>
        </text:changed-region>
        <text:changed-region xml:id="ct97322880" text:id="ct97322880">
          <text:insertion>
            <office:change-info>
              <dc:creator>Devin Ulibarri</dc:creator>
              <dc:date>2016-12-18T15:19:00</dc:date>
            </office:change-info>
          </text:insertion>
        </text:changed-region>
        <text:changed-region xml:id="ct92647648" text:id="ct92647648">
          <text:insertion>
            <office:change-info>
              <dc:creator>Devin Ulibarri</dc:creator>
              <dc:date>2016-12-18T15:19:00</dc:date>
            </office:change-info>
          </text:insertion>
        </text:changed-region>
        <text:changed-region xml:id="ct92642560" text:id="ct92642560">
          <text:insertion>
            <office:change-info>
              <dc:creator>Devin Ulibarri</dc:creator>
              <dc:date>2016-12-18T15:20:00</dc:date>
            </office:change-info>
          </text:insertion>
        </text:changed-region>
        <text:changed-region xml:id="ct95950336" text:id="ct95950336">
          <text:deletion>
            <office:change-info>
              <dc:creator>Devin Ulibarri</dc:creator>
              <dc:date>2016-12-18T15:21:00</dc:date>
            </office:change-info>
            <text:p text:style-name="P1">ones</text:p>
          </text:deletion>
        </text:changed-region>
        <text:changed-region xml:id="ct95868752" text:id="ct95868752">
          <text:insertion>
            <office:change-info>
              <dc:creator>Devin Ulibarri</dc:creator>
              <dc:date>2016-12-18T15:21:00</dc:date>
            </office:change-info>
          </text:insertion>
        </text:changed-region>
        <text:changed-region xml:id="ct94413072" text:id="ct94413072">
          <text:insertion>
            <office:change-info>
              <dc:creator>Devin Ulibarri</dc:creator>
              <dc:date>2016-12-18T15:25:00</dc:date>
            </office:change-info>
          </text:insertion>
        </text:changed-region>
        <text:changed-region xml:id="ct97226832" text:id="ct97226832">
          <text:insertion>
            <office:change-info>
              <dc:creator>Devin Ulibarri</dc:creator>
              <dc:date>2016-12-18T15:26:00</dc:date>
            </office:change-info>
          </text:insertion>
        </text:changed-region>
        <text:changed-region xml:id="ct97684016" text:id="ct97684016">
          <text:insertion>
            <office:change-info>
              <dc:creator>Devin Ulibarri</dc:creator>
              <dc:date>2016-12-18T15:26:00</dc:date>
            </office:change-info>
          </text:insertion>
        </text:changed-region>
        <text:changed-region xml:id="ct97946832" text:id="ct97946832">
          <text:insertion>
            <office:change-info>
              <dc:creator>Devin Ulibarri</dc:creator>
              <dc:date>2016-12-18T15:32:00</dc:date>
            </office:change-info>
          </text:insertion>
        </text:changed-region>
        <text:changed-region xml:id="ct50820384" text:id="ct50820384">
          <text:deletion>
            <office:change-info>
              <dc:creator>Devin Ulibarri</dc:creator>
              <dc:date>2016-12-18T15:32:00</dc:date>
            </office:change-info>
            <text:p text:style-name="P2"><text:span text:style-name="T5">A</text:span></text:p>
          </text:deletion>
        </text:changed-region>
        <text:changed-region xml:id="ct93934496" text:id="ct93934496">
          <text:deletion>
            <office:change-info>
              <dc:creator>Devin Ulibarri</dc:creator>
              <dc:date>2016-12-18T15:34:00</dc:date>
            </office:change-info>
            <text:p text:style-name="P2"><text:span text:style-name="T2">which essentially</text:span></text:p>
          </text:deletion>
        </text:changed-region>
        <text:changed-region xml:id="ct97147504" text:id="ct97147504">
          <text:insertion>
            <office:change-info>
              <dc:creator>Devin Ulibarri</dc:creator>
              <dc:date>2016-12-18T15:34:00</dc:date>
            </office:change-info>
          </text:insertion>
        </text:changed-region>
        <text:changed-region xml:id="ct94160208" text:id="ct94160208">
          <text:insertion>
            <office:change-info>
              <dc:creator>Devin Ulibarri</dc:creator>
              <dc:date>2016-12-18T15:35:00</dc:date>
            </office:change-info>
          </text:insertion>
        </text:changed-region>
        <text:changed-region xml:id="ct97183152" text:id="ct97183152">
          <text:deletion>
            <office:change-info>
              <dc:creator>Devin Ulibarri</dc:creator>
              <dc:date>2016-12-18T15:35:00</dc:date>
            </office:change-info>
            <text:p text:style-name="P2"><text:span text:style-name="T5">or</text:span></text:p>
          </text:deletion>
        </text:changed-region>
        <text:changed-region xml:id="ct85479600" text:id="ct85479600">
          <text:insertion>
            <office:change-info>
              <dc:creator>Devin Ulibarri</dc:creator>
              <dc:date>2016-12-18T15:38:00</dc:date>
            </office:change-info>
          </text:insertion>
        </text:changed-region>
        <text:changed-region xml:id="ct97154032" text:id="ct97154032">
          <text:insertion>
            <office:change-info>
              <dc:creator>Devin Ulibarri</dc:creator>
              <dc:date>2016-12-18T15:38:00</dc:date>
            </office:change-info>
          </text:insertion>
        </text:changed-region>
        <text:changed-region xml:id="ct97456704" text:id="ct97456704">
          <text:deletion>
            <office:change-info>
              <dc:creator>Devin Ulibarri</dc:creator>
              <dc:date>2016-12-18T15:45:00</dc:date>
            </office:change-info>
            <text:p text:style-name="P2"><text:span text:style-name="T2">. It is the</text:span></text:p>
          </text:deletion>
        </text:changed-region>
        <text:changed-region xml:id="ct97270624" text:id="ct97270624">
          <text:insertion>
            <office:change-info>
              <dc:creator>Devin Ulibarri</dc:creator>
              <dc:date>2016-12-18T15:45:00</dc:date>
            </office:change-info>
          </text:insertion>
        </text:changed-region>
        <text:changed-region xml:id="ct74753520" text:id="ct74753520">
          <text:deletion>
            <office:change-info>
              <dc:creator>Devin Ulibarri</dc:creator>
              <dc:date>2016-12-18T15:45:00</dc:date>
            </office:change-info>
            <text:p text:style-name="P2"><text:span text:style-name="T2">frequency of the </text:span></text:p>
          </text:deletion>
        </text:changed-region>
        <text:changed-region xml:id="ct82836608" text:id="ct82836608">
          <text:insertion>
            <office:change-info>
              <dc:creator>Devin Ulibarri</dc:creator>
              <dc:date>2016-12-18T15:45:00</dc:date>
            </office:change-info>
          </text:insertion>
        </text:changed-region>
        <text:changed-region xml:id="ct98018640" text:id="ct98018640">
          <text:deletion>
            <office:change-info>
              <dc:creator>Devin Ulibarri</dc:creator>
              <dc:date>2016-12-18T15:45:00</dc:date>
            </office:change-info>
            <text:p text:style-name="P2"><text:span text:style-name="T2">--</text:span></text:p>
          </text:deletion>
        </text:changed-region>
        <text:changed-region xml:id="ct54153520" text:id="ct54153520">
          <text:insertion>
            <office:change-info>
              <dc:creator>Devin Ulibarri</dc:creator>
              <dc:date>2016-12-18T15:45:00</dc:date>
            </office:change-info>
          </text:insertion>
        </text:changed-region>
        <text:changed-region xml:id="ct97862448" text:id="ct97862448">
          <text:deletion>
            <office:change-info>
              <dc:creator>Devin Ulibarri</dc:creator>
              <dc:date>2016-12-18T15:45:00</dc:date>
            </office:change-info>
            <text:p text:style-name="P2"><text:span text:style-name="T2"><text:s/></text:span></text:p>
          </text:deletion>
        </text:changed-region>
        <text:changed-region xml:id="ct87936016" text:id="ct87936016">
          <text:insertion>
            <office:change-info>
              <dc:creator>Devin Ulibarri</dc:creator>
              <dc:date>2016-12-18T15:46:00</dc:date>
            </office:change-info>
          </text:insertion>
        </text:changed-region>
        <text:changed-region xml:id="ct94874800" text:id="ct94874800">
          <text:insertion>
            <office:change-info>
              <dc:creator>Devin Ulibarri</dc:creator>
              <dc:date>2016-12-18T15:46:00</dc:date>
            </office:change-info>
          </text:insertion>
        </text:changed-region>
        <text:changed-region xml:id="ct98034320" text:id="ct98034320">
          <text:insertion>
            <office:change-info>
              <dc:creator>Devin Ulibarri</dc:creator>
              <dc:date>2016-12-18T15:48:00</dc:date>
            </office:change-info>
          </text:insertion>
        </text:changed-region>
        <text:changed-region xml:id="ct92255696" text:id="ct92255696">
          <text:insertion>
            <office:change-info>
              <dc:creator>Devin Ulibarri</dc:creator>
              <dc:date>2016-12-18T15:48:00</dc:date>
            </office:change-info>
          </text:insertion>
        </text:changed-region>
        <text:changed-region xml:id="ct94079024" text:id="ct94079024">
          <text:insertion>
            <office:change-info>
              <dc:creator>Devin Ulibarri</dc:creator>
              <dc:date>2016-12-18T15:49:00</dc:date>
            </office:change-info>
          </text:insertion>
        </text:changed-region>
        <text:changed-region xml:id="ct97506176" text:id="ct97506176">
          <text:deletion>
            <office:change-info>
              <dc:creator>Devin Ulibarri</dc:creator>
              <dc:date>2016-12-18T15:49:00</dc:date>
            </office:change-info>
            <text:p text:style-name="P2"><text:span text:style-name="T6">amount</text:span></text:p>
          </text:deletion>
        </text:changed-region>
        <text:changed-region xml:id="ct98284544" text:id="ct98284544">
          <text:insertion>
            <office:change-info>
              <dc:creator>Devin Ulibarri</dc:creator>
              <dc:date>2016-12-18T15:50:00</dc:date>
            </office:change-info>
          </text:insertion>
        </text:changed-region>
        <text:changed-region xml:id="ct92365824" text:id="ct92365824">
          <text:insertion>
            <office:change-info>
              <dc:creator>Devin Ulibarri</dc:creator>
              <dc:date>2016-12-18T15:54:00</dc:date>
            </office:change-info>
          </text:insertion>
        </text:changed-region>
        <text:changed-region xml:id="ct94934368" text:id="ct94934368">
          <text:insertion>
            <office:change-info>
              <dc:creator>Devin Ulibarri</dc:creator>
              <dc:date>2016-12-18T15:54:00</dc:date>
            </office:change-info>
          </text:insertion>
        </text:changed-region>
        <text:changed-region xml:id="ct82854880" text:id="ct82854880">
          <text:insertion>
            <office:change-info>
              <dc:creator>Devin Ulibarri</dc:creator>
              <dc:date>2016-12-18T15:54:00</dc:date>
            </office:change-info>
          </text:insertion>
        </text:changed-region>
        <text:changed-region xml:id="ct95909520" text:id="ct95909520">
          <text:deletion>
            <office:change-info>
              <dc:creator>Devin Ulibarri</dc:creator>
              <dc:date>2016-12-18T15:52:00</dc:date>
            </office:change-info>
            <text:p text:style-name="P2"><text:span text:style-name="T2">making</text:span></text:p>
          </text:deletion>
        </text:changed-region>
        <text:changed-region xml:id="ct93484752" text:id="ct93484752">
          <text:insertion>
            <office:change-info>
              <dc:creator>Devin Ulibarri</dc:creator>
              <dc:date>2016-12-18T15:52:00</dc:date>
            </office:change-info>
          </text:insertion>
        </text:changed-region>
        <text:changed-region xml:id="ct97508832" text:id="ct97508832">
          <text:insertion>
            <office:change-info>
              <dc:creator>Devin Ulibarri</dc:creator>
              <dc:date>2016-12-18T15:53:00</dc:date>
            </office:change-info>
          </text:insertion>
        </text:changed-region>
        <text:changed-region xml:id="ct73371648" text:id="ct73371648">
          <text:deletion>
            <office:change-info>
              <dc:creator>Devin Ulibarri</dc:creator>
              <dc:date>2016-12-18T15:53:00</dc:date>
            </office:change-info>
            <text:p text:style-name="P2"><text:span text:style-name="T7"><text:s/>its pitch sound different</text:span></text:p>
          </text:deletion>
        </text:changed-region>
        <text:changed-region xml:id="ct98142992" text:id="ct98142992">
          <text:deletion>
            <office:change-info>
              <dc:creator>Devin Ulibarri</dc:creator>
              <dc:date>2016-12-18T15:55:00</dc:date>
            </office:change-info>
            <text:p text:style-name="P2"><text:span text:style-name="T2">More</text:span></text:p>
          </text:deletion>
        </text:changed-region>
        <text:changed-region xml:id="ct97971328" text:id="ct97971328">
          <text:insertion>
            <office:change-info>
              <dc:creator>Devin Ulibarri</dc:creator>
              <dc:date>2016-12-18T15:55:00</dc:date>
            </office:change-info>
          </text:insertion>
        </text:changed-region>
        <text:changed-region xml:id="ct98158512" text:id="ct98158512">
          <text:insertion>
            <office:change-info>
              <dc:creator>Devin Ulibarri</dc:creator>
              <dc:date>2016-12-18T15:55:00</dc:date>
            </office:change-info>
          </text:insertion>
        </text:changed-region>
        <text:changed-region xml:id="ct97647664" text:id="ct97647664">
          <text:deletion>
            <office:change-info>
              <dc:creator>Devin Ulibarri</dc:creator>
              <dc:date>2016-12-18T15:55:00</dc:date>
            </office:change-info>
            <text:p text:style-name="P2"><text:span text:style-name="T7">shriller the sound</text:span></text:p>
          </text:deletion>
        </text:changed-region>
        <text:changed-region xml:id="ct98022768" text:id="ct98022768">
          <text:insertion>
            <office:change-info>
              <dc:creator>Devin Ulibarri</dc:creator>
              <dc:date>2016-12-18T15:56:00</dc:date>
            </office:change-info>
          </text:insertion>
        </text:changed-region>
        <text:changed-region xml:id="ct98132320" text:id="ct98132320">
          <text:deletion>
            <office:change-info>
              <dc:creator>Devin Ulibarri</dc:creator>
              <dc:date>2016-12-18T15:56:00</dc:date>
            </office:change-info>
            <text:p text:style-name="P2"><text:span text:style-name="T7">Lesser</text:span></text:p>
          </text:deletion>
        </text:changed-region>
        <text:changed-region xml:id="ct94586048" text:id="ct94586048">
          <text:deletion>
            <office:change-info>
              <dc:creator>Devin Ulibarri</dc:creator>
              <dc:date>2016-12-18T15:56:00</dc:date>
            </office:change-info>
            <text:p text:style-name="P2"><text:span text:style-name="T2">deeper(more bass) the voice</text:span></text:p>
          </text:deletion>
        </text:changed-region>
        <text:changed-region xml:id="ct97355536" text:id="ct97355536">
          <text:insertion>
            <office:change-info>
              <dc:creator>Devin Ulibarri</dc:creator>
              <dc:date>2016-12-18T15:56:00</dc:date>
            </office:change-info>
          </text:insertion>
        </text:changed-region>
        <text:changed-region xml:id="ct97975312" text:id="ct97975312">
          <text:insertion>
            <office:change-info>
              <dc:creator>Devin Ulibarri</dc:creator>
              <dc:date>2016-12-18T15:56:00</dc:date>
            </office:change-info>
          </text:insertion>
        </text:changed-region>
        <text:changed-region xml:id="ct97976000" text:id="ct97976000">
          <text:format-change>
            <office:change-info>
              <dc:creator>Devin Ulibarri</dc:creator>
              <dc:date>2016-12-18T15:56:00</dc:date>
            </office:change-info>
          </text:format-change>
        </text:changed-region>
        <text:changed-region xml:id="ct94165600" text:id="ct94165600">
          <text:insertion>
            <office:change-info>
              <dc:creator>Devin Ulibarri</dc:creator>
              <dc:date>2016-12-18T15:57:00</dc:date>
            </office:change-info>
          </text:insertion>
        </text:changed-region>
        <text:changed-region xml:id="ct96079984" text:id="ct96079984">
          <text:insertion>
            <office:change-info>
              <dc:creator>Devin Ulibarri</dc:creator>
              <dc:date>2016-12-18T15:57:00</dc:date>
            </office:change-info>
          </text:insertion>
        </text:changed-region>
        <text:changed-region xml:id="ct97514720" text:id="ct97514720">
          <text:insertion>
            <office:change-info>
              <dc:creator>Devin Ulibarri</dc:creator>
              <dc:date>2016-12-18T15:58:00</dc:date>
            </office:change-info>
          </text:insertion>
        </text:changed-region>
        <text:changed-region xml:id="ct98395488" text:id="ct98395488">
          <text:insertion>
            <office:change-info>
              <dc:creator>Devin Ulibarri</dc:creator>
              <dc:date>2016-12-18T16:00:00</dc:date>
            </office:change-info>
          </text:insertion>
        </text:changed-region>
        <text:changed-region xml:id="ct98431600" text:id="ct98431600">
          <text:insertion>
            <office:change-info>
              <dc:creator>Devin Ulibarri</dc:creator>
              <dc:date>2016-12-18T16:00:00</dc:date>
            </office:change-info>
          </text:insertion>
        </text:changed-region>
        <text:changed-region xml:id="ct97163984" text:id="ct97163984">
          <text:insertion>
            <office:change-info>
              <dc:creator>Devin Ulibarri</dc:creator>
              <dc:date>2016-12-18T16:12:00</dc:date>
            </office:change-info>
          </text:insertion>
        </text:changed-region>
        <text:changed-region xml:id="ct86729408" text:id="ct86729408">
          <text:insertion>
            <office:change-info>
              <dc:creator>Devin Ulibarri</dc:creator>
              <dc:date>2016-12-18T16:13:00</dc:date>
            </office:change-info>
          </text:insertion>
        </text:changed-region>
        <text:changed-region xml:id="ct94170816" text:id="ct94170816">
          <text:insertion>
            <office:change-info>
              <dc:creator>Devin Ulibarri</dc:creator>
              <dc:date>2016-12-18T16:13:00</dc:date>
            </office:change-info>
          </text:insertion>
        </text:changed-region>
        <text:changed-region xml:id="ct98163136" text:id="ct98163136">
          <text:insertion>
            <office:change-info>
              <dc:creator>Devin Ulibarri</dc:creator>
              <dc:date>2016-12-18T16:13:00</dc:date>
            </office:change-info>
          </text:insertion>
        </text:changed-region>
        <text:changed-region xml:id="ct98243616" text:id="ct98243616">
          <text:insertion>
            <office:change-info>
              <dc:creator>Devin Ulibarri</dc:creator>
              <dc:date>2016-12-18T16:13:00</dc:date>
            </office:change-info>
          </text:insertion>
        </text:changed-region>
        <text:changed-region xml:id="ct98122000" text:id="ct98122000">
          <text:insertion>
            <office:change-info>
              <dc:creator>Devin Ulibarri</dc:creator>
              <dc:date>2016-12-18T16:13:00</dc:date>
            </office:change-info>
          </text:insertion>
        </text:changed-region>
        <text:changed-region xml:id="ct97510880" text:id="ct97510880">
          <text:insertion>
            <office:change-info>
              <dc:creator>Devin Ulibarri</dc:creator>
              <dc:date>2016-12-18T16:16:00</dc:date>
            </office:change-info>
          </text:insertion>
        </text:changed-region>
        <text:changed-region xml:id="ct98348160" text:id="ct98348160">
          <text:insertion>
            <office:change-info>
              <dc:creator>Devin Ulibarri</dc:creator>
              <dc:date>2016-12-18T16:16:00</dc:date>
            </office:change-info>
          </text:insertion>
        </text:changed-region>
        <text:changed-region xml:id="ct98014192" text:id="ct98014192">
          <text:insertion>
            <office:change-info>
              <dc:creator>Devin Ulibarri</dc:creator>
              <dc:date>2016-12-18T16:17:00</dc:date>
            </office:change-info>
          </text:insertion>
        </text:changed-region>
        <text:changed-region xml:id="ct98330048" text:id="ct98330048">
          <text:insertion>
            <office:change-info>
              <dc:creator>Devin Ulibarri</dc:creator>
              <dc:date>2016-12-18T16: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mbre Tweak Widget Mockup</text:p>
      <text:p text:style-name="P2"><text:change-start text:change-id="ct84071440"/></text:p>
      <text:p text:style-name="P22">[Please add your name and chosen copright (I think CC-BY-SA would be best since others could build upon your original efforts, while still giving you credit)]</text:p>
      <text:p text:style-name="P2"><text:change-end text:change-id="ct84071440"/></text:p>
      <text:p text:style-name="P2"><text:span text:style-name="T2">The purpose of this mockup is to enlist the design and code specifications for making a widget in Music Blocks that can help users tweak timbre of a sound. This mockup also makes use of </text:span><text:span text:style-name="T16">tone.js (</text:span><text:a xlink:type="simple" xlink:href="https://github.com/Tonejs/Tone.js" text:style-name="Internet_20_link"><text:span text:style-name="T20">https://github.com/Tonejs/Tone.js</text:span></text:a><text:span text:style-name="T16">) </text:span><text:span text:style-name="T2">to add features to the widget.</text:span></text:p>
      <text:p text:style-name="P2"/>
      <text:p text:style-name="P13">What is timbre of an instrument?</text:p>
      <text:p text:style-name="P2"/>
      <text:p text:style-name="P1">Timbre or tone color of an instrument is a character of the sound that distinguishes it from other sounds. Timbre of different types of instruments are different, thus we are able to differentiate between the sounds produced by wind, string and percussion instruments. </text:p>
      <text:p text:style-name="P2"/>
      <text:p text:style-name="P13">How to modulate timbre<text:change-start text:change-id="ct87092016"/> <text:span text:style-name="T29"><office:annotation office:name="__Fieldmark__2163_1644386157"><dc:creator>Devin Ulibarri</dc:creator><dc:date>2016-12-18T15:01:18.772088040</dc:date><text:list text:style-name=""><text:list-item><text:p text:style-name="P41"><text:span text:style-name="T34">Is this section specifically for “tone.js”? Or more general? (Sounds like former)</text:span></text:p></text:list-item></text:list></office:annotation></text:span><text:span text:style-name="T29">in tone.js</text:span><office:annotation-end office:name="__Fieldmark__2163_1644386157"/><text:change-end text:change-id="ct87092016"/>?</text:p>
      <text:p text:style-name="P2"/>
      <text:p text:style-name="P1">Timbre can be edited by modulating the following<text:change-start text:change-id="ct93925664"/> <text:span text:style-name="T29">in tone.js</text:span><text:change-end text:change-id="ct93925664"/>:</text:p>
      <text:p text:style-name="P2"/>
      <text:list xml:id="list7056844065118321599" text:style-name="WWNum6">
        <text:list-item>
          <text:p text:style-name="P27">Synth</text:p>
        </text:list-item>
        <text:list-item>
          <text:p text:style-name="P27">Oscillator</text:p>
        </text:list-item>
        <text:list-item>
          <text:p text:style-name="P27">Amplitude Envelope</text:p>
        </text:list-item>
        <text:list-item>
          <text:p text:style-name="P27">Filter</text:p>
        </text:list-item>
        <text:list-item>
          <text:p text:style-name="P27">Effects</text:p>
        </text:list-item>
      </text:list>
      <text:p text:style-name="P2"/>
      <text:p text:style-name="P16">Synth</text:p>
      <text:p text:style-name="P2"/>
      <text:p text:style-name="P1">There are many synth presets in tone.js including:</text:p>
      <text:p text:style-name="P2"/>
      <text:list xml:id="list3276477155593362815" text:style-name="WWNum2">
        <text:list-item>
          <text:p text:style-name="P29">AMSynth</text:p>
        </text:list-item>
        <text:list-item>
          <text:p text:style-name="P29">FMSynth</text:p>
        </text:list-item>
        <text:list-item>
          <text:p text:style-name="P29">DuoSynth</text:p>
        </text:list-item>
        <text:list-item>
          <text:p text:style-name="P29">MonoSynth</text:p>
        </text:list-item>
      </text:list>
      <text:p text:style-name="P2"/>
      <text:p text:style-name="P1">The purpose of each of the above presets is to create different timbre, such <text:change-start text:change-id="ct94038608"/><text:span text:style-name="T1">as</text:span><text:change-end text:change-id="ct94038608"/><text:change text:change-id="ct83871312"/> <text:change-start text:change-id="ct84188128"/><text:span text:style-name="T1">for </text:span><text:change-end text:change-id="ct84188128"/>the drum<text:change-start text:change-id="ct93407104"/> <text:span text:style-name="T1">or other instrument</text:span><text:change-end text:change-id="ct93407104"/><text:change-start text:change-id="ct88163680"/><office:annotation office:name="__Fieldmark__2157_1644386157"><dc:creator>Devin Ulibarri</dc:creator><dc:date>2016-12-18T14:59:10.175415024</dc:date><text:list text:style-name=""><text:list-item><text:p text:style-name="P41"><text:span text:style-name="T34">Is this an “in other words” statement? —in other words, to specify a certain type of modulation(Frequency/Amplitude).</text:span></text:p></text:list-item></text:list></office:annotation><text:change-end text:change-id="ct88163680"/>, or are set up for certain type of modulation(Frequency/Amplitude).<text:change-start text:change-id="ct96114848"/><office:annotation-end office:name="__Fieldmark__2157_1644386157"/><text:change-end text:change-id="ct96114848"/></text:p>
      <text:p text:style-name="P2"/>
      <text:p text:style-name="P2"/>
      <text:p text:style-name="P2"/>
      <text:p text:style-name="P2"/>
      <text:p text:style-name="P2"/>
      <text:p text:style-name="P16">Oscillator</text:p>
      <text:p text:style-name="P2"><text:soft-page-break/></text:p>
      <text:p text:style-name="P1">Tone.js offers six different types of oscillators. The following are some of their basic characteristics and the defaults for the synths:</text:p>
      <text:p text:style-name="P2"/>
      <text:list xml:id="list2788390705031608287" text:style-name="WWNum1">
        <text:list-item>
          <text:p text:style-name="P30">sine</text:p>
        </text:list-item>
        <text:list-item>
          <text:p text:style-name="P30">square</text:p>
        </text:list-item>
        <text:list-item>
          <text:p text:style-name="P30">triangle</text:p>
        </text:list-item>
        <text:list-item>
          <text:p text:style-name="P30">sawtooth</text:p>
        </text:list-item>
      </text:list>
      <text:p text:style-name="P2"/>
      <text:p text:style-name="P16">Amplitude Envelope</text:p>
      <text:p text:style-name="P2"/>
      <text:p text:style-name="P2"><text:span text:style-name="T2">Modulates the envelope of a sound </text:span><text:change text:change-id="ct94780528"/><text:change-start text:change-id="ct94268560"/><text:span text:style-name="T9">requires </text:span><text:change-end text:change-id="ct94268560"/><text:span text:style-name="T2">a</text:span><text:change-start text:change-id="ct93826064"/><text:span text:style-name="T9">n</text:span><text:change-end text:change-id="ct93826064"/><text:span text:style-name="T2"> </text:span><text:span text:style-name="T16">ADSR Envelope </text:span><text:span text:style-name="T2">(attack-decay-sustain-release)</text:span><text:change-start text:change-id="ct94938816"/></text:p>
      <text:p text:style-name="P23"/>
      <text:list xml:id="list162027959495160" text:continue-list="list5067239790965380717" text:style-name="WWNum4">
        <text:list-item>
          <text:p text:style-name="P32">attack</text:p>
        </text:list-item>
        <text:list-item>
          <text:p text:style-name="P37"><text:span text:style-name="T3">decay</text:span><text:span text:style-name="T2">.</text:span></text:p>
        </text:list-item>
        <text:list-item>
          <text:p text:style-name="P32">sustain</text:p>
        </text:list-item>
        <text:list-item>
          <text:p text:style-name="P32">release</text:p>
        </text:list-item>
      </text:list>
      <text:p text:style-name="P2"><text:change-end text:change-id="ct94938816"/><text:span text:style-name="T2"/></text:p>
      <text:p text:style-name="P7"><draw:frame draw:style-name="fr1" draw:name="image06.png" text:anchor-type="as-char" svg:width="5.9063in" svg:height="3.2035in" draw:z-index="0"><draw:image/><svg:desc>ADSR_parameter.png</svg:desc></draw:frame></text:p>
      <text:p text:style-name="P7"><text:span text:style-name="T25">Image: </text:span><text:a xlink:type="simple" xlink:href="https://upload.wikimedia.org/wikipedia/commons/e/ea/ADSR_parameter.svg" text:style-name="Internet_20_link"><text:span text:style-name="T21">https://upload.wikimedia.org/wikipedia/commons/e/ea/ADSR_parameter.svg</text:span></text:a></text:p>
      <text:p text:style-name="P2"/>
      <text:p text:style-name="P3"><text:change-start text:change-id="ct94726048"/><office:annotation office:name="__Fieldmark__2172_1644386157"><dc:creator>Devin Ulibarri</dc:creator><dc:date>2016-12-18T15:06:04.074018551</dc:date><text:list text:style-name=""><text:list-item><text:p text:style-name="P41"><text:span text:style-name="T34">I think that this is redundant.</text:span></text:p></text:list-item><text:list-item><text:p text:style-name="P41"><text:span text:style-name="T34"/></text:p></text:list-item><text:list-item><text:p text:style-name="P41"><text:span text:style-name="T34">However, you may add this to the caption for the image above.</text:span></text:p></text:list-item></text:list></office:annotation><text:change-end text:change-id="ct94726048"/><text:change text:change-id="ct86027760"/><text:change-start text:change-id="ct94051376"/><office:annotation-end office:name="__Fieldmark__2172_1644386157"/><text:change-end text:change-id="ct94051376"/><text:change text:change-id="ct94112528"/></text:p>
      <text:p text:style-name="P2"/>
      <text:p text:style-name="P2"/>
      <text:p text:style-name="P2"/>
      <text:p text:style-name="P2"><text:soft-page-break/></text:p>
      <text:p text:style-name="P2"/>
      <text:p text:style-name="P2"/>
      <text:p text:style-name="P16">Filters</text:p>
      <text:p text:style-name="P2"/>
      <text:p text:style-name="P1"><text:change text:change-id="ct94566896"/><text:change-start text:change-id="ct94129456"/><text:span text:style-name="T4">Filters specify</text:span><text:change-end text:change-id="ct94129456"/> which sounds <text:change text:change-id="ct50826256"/>to cancel out<text:change-start text:change-id="ct94127168"/> <text:span text:style-name="T4">thus </text:span><text:change-end text:change-id="ct94127168"/><text:change-start text:change-id="ct95695232"/><text:span text:style-name="T4">changing the resulting output.</text:span><text:change-end text:change-id="ct95695232"/><text:change text:change-id="ct95908736"/> <text:change-start text:change-id="ct94376096"/><text:span text:style-name="T4">Using a filter </text:span><text:change-end text:change-id="ct94376096"/><text:change text:change-id="ct93522752"/>would make the synth a subtractive synthesizer<text:change-start text:change-id="ct95065536"/> <text:span text:style-name="T4">because it sculpts the sound by putting limits on certain </text:span><text:span text:style-name="T4"><office:annotation office:name="__Fieldmark__2173_1644386157"><dc:creator>Devin Ulibarri</dc:creator><dc:date>2016-12-18T15:12:25.858009877</dc:date><text:list text:continue-numbering="true" text:style-name=""><text:list-item><text:p text:style-name="P41"><text:span text:style-name="T34">I think this is a word...</text:span></text:p></text:list-item></text:list></office:annotation></text:span><text:span text:style-name="T4">timbral</text:span><office:annotation-end office:name="__Fieldmark__2173_1644386157"/><text:span text:style-name="T4"> parameters</text:span><text:change-end text:change-id="ct95065536"/><text:change text:change-id="ct52226384"/> For example, most basses only exhibit low frequencies, so a lowpass filter might be appropriate to use<text:change-start text:change-id="ct94413600"/> <text:span text:style-name="T4">if the user wishes to remove the bass or change its tone by limiting some </text:span><text:change-end text:change-id="ct94413600"/><text:change-start text:change-id="ct92717344"/><text:span text:style-name="T4">aspects of the bass sound</text:span><text:change-end text:change-id="ct92717344"/>.</text:p>
      <text:p text:style-name="P2"/>
      <text:p text:style-name="P2"><text:change-start text:change-id="ct92260816"/><office:annotation office:name="__Fieldmark__2174_1644386157"><dc:creator>Devin Ulibarri</dc:creator><dc:date>2016-12-18T15:14:27.835813971</dc:date><text:list text:continue-numbering="true" text:style-name=""><text:list-item><text:p text:style-name="P41"><text:span text:style-name="T34">Is parameters related to Filters or is it a new section. I am unsure by reading it as it is now.</text:span></text:p></text:list-item></text:list></office:annotation><text:change-end text:change-id="ct92260816"/><text:span text:style-name="T2">Parameters</text:span><text:span text:style-name="T16">:</text:span></text:p>
      <text:p text:style-name="P2"/>
      <text:list xml:id="list5166730079837238299" text:style-name="WWNum5">
        <text:list-item>
          <text:p text:style-name="P33">Frequency</text:p>
        </text:list-item>
        <text:list-item>
          <text:p text:style-name="P33">Type</text:p>
        </text:list-item>
        <text:list-item>
          <text:p text:style-name="P28">rolloff<text:change-start text:change-id="ct97110192"/><office:annotation-end office:name="__Fieldmark__2174_1644386157"/><text:change-end text:change-id="ct97110192"/></text:p>
        </text:list-item>
      </text:list>
      <text:p text:style-name="P2"/>
      <text:p text:style-name="P2"><text:change-start text:change-id="ct94231680"/><text:span text:style-name="T16"><office:annotation office:name="__Fieldmark__2175_1644386157"><dc:creator>Devin Ulibarri</dc:creator><dc:date>2016-12-18T15:15:25.229112520</dc:date><text:list text:style-name=""><text:list-item><text:p text:style-name="P41"><text:span text:style-name="T34">This is a new section compared with filters?</text:span></text:p></text:list-item><text:list-item><text:p text:style-name="P41"><text:span text:style-name="T34"/></text:p></text:list-item><text:list-item><text:p text:style-name="P41"><text:span text:style-name="T34">Maybe roman numerals would be helpful to help reader see the hierarchies</text:span></text:p></text:list-item></text:list></office:annotation></text:span><text:change-end text:change-id="ct94231680"/><text:span text:style-name="T16">Effects</text:span><text:change-start text:change-id="ct93522944"/><office:annotation-end office:name="__Fieldmark__2175_1644386157"/><text:change-end text:change-id="ct93522944"/></text:p>
      <text:p text:style-name="P1">Many effects are included included in tone.js and can be applied to a sound. Here are some common basics:</text:p>
      <text:p text:style-name="P2"/>
      <text:list xml:id="list2118625344999834889" text:style-name="WWNum8">
        <text:list-item>
          <text:p text:style-name="P34">Chorus</text:p>
        </text:list-item>
        <text:list-item>
          <text:p text:style-name="P34">Distortion</text:p>
        </text:list-item>
        <text:list-item>
          <text:p text:style-name="P34">Phaser</text:p>
        </text:list-item>
        <text:list-item>
          <text:p text:style-name="P34">Vibrato</text:p>
        </text:list-item>
        <text:list-item>
          <text:p text:style-name="P34">Tremolo</text:p>
        </text:list-item>
      </text:list>
      <text:p text:style-name="P2"/>
      <text:p text:style-name="P17">SUMMARY</text:p>
      <text:p text:style-name="P8"><text:soft-page-break/><draw:frame draw:style-name="fr1" draw:name="image04.png" text:anchor-type="as-char" svg:width="8.3075in" svg:height="3.6319in" draw:z-index="1"><draw:image/><svg:desc>Timbre_map2.png</svg:desc></draw:frame></text:p>
      <text:p text:style-name="P2"><text:span text:style-name="T25">This is a chart I created using </text:span><text:span text:style-name="T26">coggle.it</text:span><text:span text:style-name="T25"> to demonstrate Timbre Modulation and it’s types as well as its parameters. </text:span><text:change-start text:change-id="ct97322880"/><text:span text:style-name="T21"><office:annotation office:name="__Fieldmark__2176_1644386157"><dc:creator>Devin Ulibarri</dc:creator><dc:date>2016-12-18T15:19:30.880523436</dc:date><text:list text:style-name=""><text:list-item><text:p text:style-name="P41"><text:span text:style-name="T34">Are you able to include the full version in the document, maybe at the bottom?</text:span></text:p></text:list-item><text:list-item><text:p text:style-name="P41"><text:span text:style-name="T34"/></text:p></text:list-item><text:list-item><text:p text:style-name="P41"><text:span text:style-name="T34">At any rate, please upload a version to the dashboard, please.</text:span></text:p></text:list-item></text:list></office:annotation></text:span><text:change-end text:change-id="ct97322880"/><text:span text:style-name="T25">Checkout the full chart at </text:span><text:a xlink:type="simple" xlink:href="https://goo.gl/0t8Ije" text:style-name="Internet_20_link">https://goo.gl/0t8Ije</text:a><text:change-start text:change-id="ct92647648"/><office:annotation-end office:name="__Fieldmark__2176_1644386157"/><text:change-end text:change-id="ct92647648"/></text:p>
      <text:p text:style-name="P18">CODE API &amp; DESIGN</text:p>
      <text:p text:style-name="P2"/>
      <text:p text:style-name="P2"><text:span text:style-name="T16">Tone.js :</text:span><text:span text:style-name="T2"> </text:span><text:a xlink:type="simple" xlink:href="https://github.com/Tonejs/Tone.js" text:style-name="Internet_20_link"><text:span text:style-name="T20">https://github.com/Tonejs/Tone.js</text:span></text:a></text:p>
      <text:p text:style-name="P2"/>
      <text:p text:style-name="P2"><text:span text:style-name="T16">Tone.js API: </text:span><text:a xlink:type="simple" xlink:href="https://tonejs.github.io/docs/" text:style-name="Internet_20_link"><text:span text:style-name="T20">https://tonejs.github.io/docs/</text:span></text:a></text:p>
      <text:p text:style-name="P2"/>
      <text:p text:style-name="P2"/>
      <text:p text:style-name="P7"><text:span text:style-name="T22">Synth</text:span><text:span text:style-name="T16"> </text:span><text:change-start text:change-id="ct92642560"/><text:span text:style-name="T17">Design for Music Blocks</text:span><text:change-end text:change-id="ct92642560"/></text:p>
      <text:p text:style-name="P2"/>
      <text:p text:style-name="P1">Tone.js allows a multitude of synths with varying functions and properties. For this widget, I’ll limit it to the 4 important <text:change text:change-id="ct95950336"/><text:change-start text:change-id="ct95868752"/><text:span text:style-name="T31">functions</text:span><text:change-end text:change-id="ct95868752"/> that we need.</text:p>
      <text:p text:style-name="P2"/>
      <text:list xml:id="list162026380912034" text:continue-list="list3276477155593362815" text:style-name="WWNum2">
        <text:list-item>
          <text:p text:style-name="P29">AMSynth</text:p>
        </text:list-item>
        <text:list-item>
          <text:p text:style-name="P29">FMSynth</text:p>
        </text:list-item>
        <text:list-item>
          <text:p text:style-name="P29">DuoSynth</text:p>
        </text:list-item>
        <text:list-item>
          <text:p text:style-name="P29">MonoSynth</text:p>
        </text:list-item>
      </text:list>
      <text:p text:style-name="P2"/>
      <text:p text:style-name="P9"><text:span text:style-name="T19">1. AMSynth </text:span><text:span text:style-name="T2">(Source: </text:span><text:a xlink:type="simple" xlink:href="https://tonejs.github.io/docs/#AMSynth" text:style-name="Internet_20_link"><text:span text:style-name="T20">https://tonejs.github.io/docs/#AMSynth</text:span></text:a><text:span text:style-name="T2">) </text:span></text:p>
      <text:p text:style-name="P2"/>
      <text:p text:style-name="P1">AMSynth is used for Amplitude Modulation(AM)<text:change-start text:change-id="ct94413072"/>, <text:span text:style-name="T32"><office:annotation office:name="__Fieldmark__2219_1644386157"><dc:creator>Devin Ulibarri</dc:creator><dc:date>2016-12-18T15:25:51.855515936</dc:date><text:list text:style-name=""><text:list-item><text:p text:style-name="P41"><text:span text:style-name="T34">I am guessing. Please add more detail here.</text:span></text:p></text:list-item></text:list></office:annotation></text:span><text:span text:style-name="T32">which controls the amplitude of the signal</text:span><office:annotation-end office:name="__Fieldmark__2219_1644386157"/><text:change-end text:change-id="ct94413072"/>. AMSynth uses the output of one Tone.Synth to modulate the amplitude of another Tone.Synth. The harmonicity (the ratio between the two signals) affects the timbre of the output signal greatly.</text:p>
      <text:p text:style-name="P2"/>
      <text:p text:style-name="P2"><text:span text:style-name="T2">The only parameter we are concerned with is the </text:span><text:change-start text:change-id="ct97226832"/><text:span text:style-name="T16"><office:annotation office:name="__Fieldmark__2220_1644386157"><dc:creator>Devin Ulibarri</dc:creator><dc:date>2016-12-18T15:26:32.170507110</dc:date><text:list text:continue-numbering="true" text:style-name=""><text:list-item><text:p text:style-name="P41"><text:span text:style-name="T34">I have never heard of “harmonicity”. Is this specific to tone.js?</text:span></text:p></text:list-item><text:list-item><text:p text:style-name="P41"><text:span text:style-name="T34"/></text:p></text:list-item><text:list-item><text:p text:style-name="P41"><text:span text:style-name="T34">It seems like it just changes a note's octave. Please describe a little more the importance of this parameter.</text:span></text:p></text:list-item><text:list-item><text:p text:style-name="P41"><text:span text:style-name="T34"/></text:p></text:list-item><text:list-item><text:p text:style-name="P41"><text:span text:style-name="T34">What would be the resulting effect a user could expect?</text:span></text:p></text:list-item></text:list></office:annotation></text:span><text:change-end text:change-id="ct97226832"/><text:span text:style-name="T16">Harmonicity</text:span><text:change-start text:change-id="ct97684016"/><office:annotation-end office:name="__Fieldmark__2220_1644386157"/><text:change-end text:change-id="ct97684016"/><text:span text:style-name="T2">. A harmonicity of 1 mean no change and a harmonicity of 2 means a change of an octave.</text:span></text:p>
      <text:p text:style-name="P2"><text:soft-page-break/></text:p>
      <text:p text:style-name="P2"><text:span text:style-name="T2">The way to change harmonicity is : <text:tab/></text:span><text:span text:style-name="T3">synth.harmonicity.value = 0.5;</text:span></text:p>
      <text:p text:style-name="P2"/>
      <text:p text:style-name="P2"><text:span text:style-name="T16">Syntax</text:span><text:span text:style-name="T2">: <text:tab/></text:span><text:span text:style-name="T3">new Tone.AMSynth()</text:span></text:p>
      <text:p text:style-name="P2"/>
      <text:p text:style-name="P19">var synth = new Tone.AMSynth().toMaster();<text:line-break/>synth.triggerAttackRelease("C4", "4n");</text:p>
      <text:p text:style-name="P2"/>
      <text:p text:style-name="P2"><text:span text:style-name="T2">The </text:span><text:span text:style-name="T3">.triggerAttackRelease()</text:span><text:span text:style-name="T2"> function triggers the attack of the note for the specified duration.</text:span></text:p>
      <text:p text:style-name="P2"/>
      <text:p text:style-name="P2"><text:span text:style-name="T16">Syntax of Function</text:span><text:span text:style-name="T2">:<text:tab/></text:span><text:span text:style-name="T3">.triggerAttackRelease([note][, time])</text:span><text:span text:style-name="T24"> <text:tab/></text:span></text:p>
      <text:p text:style-name="P2"/>
      <text:p text:style-name="P19">synth.triggerAttackRelease(“C4”, “4n”); </text:p>
      <text:p text:style-name="P19">// 4n = quarter note</text:p>
      <text:p text:style-name="P2"/>
      <text:p text:style-name="P9"><text:span text:style-name="T19">2. FMSynth </text:span><text:span text:style-name="T2">(Source: </text:span><text:a xlink:type="simple" xlink:href="https://tonejs.github.io/docs/#FMSynth" text:style-name="Internet_20_link"><text:span text:style-name="T20">https://tonejs.github.io/docs/#FMSynth</text:span></text:a><text:span text:style-name="T2">) </text:span></text:p>
      <text:p text:style-name="P2"/>
      <text:p text:style-name="P2"><text:span text:style-name="T2">FMSynth is used for Frequency Modulation(FM). FMSynth is composed of two Tone.Synths where one Tone.Synth modulates the frequency of a second Tone.Synth. </text:span><text:change-start text:change-id="ct97946832"/><text:span text:style-name="T5">In particular, a</text:span><text:change-end text:change-id="ct97946832"/><text:change text:change-id="ct50820384"/><text:span text:style-name="T2"> lot of spectral content can be explored using the </text:span><text:span text:style-name="T16">modulationIndex</text:span><text:span text:style-name="T2"> parameter.</text:span></text:p>
      <text:p text:style-name="P2"/>
      <text:p text:style-name="P2"><text:span text:style-name="T2">Although FMSynth has a lot of parameters, the most important one for us is the </text:span><text:span text:style-name="T16">modulationIndex</text:span><text:span text:style-name="T2">. The modulation index </text:span><text:change text:change-id="ct93934496"/><text:change-start text:change-id="ct97147504"/><text:span text:style-name="T5">defines</text:span><text:change-end text:change-id="ct97147504"/><text:span text:style-name="T2"> the depth </text:span><text:change-start text:change-id="ct94160208"/><text:span text:style-name="T5">and</text:span><text:change-end text:change-id="ct94160208"/><text:change text:change-id="ct97183152"/><text:span text:style-name="T2"> </text:span><text:change-start text:change-id="ct85479600"/><text:span text:style-name="T2"><office:annotation office:name="__Fieldmark__2239_1644386157"><dc:creator>Devin Ulibarri</dc:creator><dc:date>2016-12-18T15:38:11.497131694</dc:date><text:list text:continue-numbering="true" text:style-name=""><text:list-item><text:p text:style-name="P41"><text:span text:style-name="T34">intensity</text:span></text:p></text:list-item></text:list></office:annotation></text:span><text:change-end text:change-id="ct85479600"/><text:span text:style-name="T2">amount</text:span><text:change-start text:change-id="ct97154032"/><office:annotation-end office:name="__Fieldmark__2239_1644386157"/><text:change-end text:change-id="ct97154032"/><text:span text:style-name="T2"> of the modulation</text:span><text:change text:change-id="ct97456704"/><text:change-start text:change-id="ct97270624"/><text:span text:style-name="T2"> </text:span><text:span text:style-name="T11">by controlling the</text:span><text:change-end text:change-id="ct97270624"/><text:span text:style-name="T2"> ratio of the </text:span><text:change text:change-id="ct74753520"/><text:span text:style-name="T2">modulating signal</text:span><text:change-start text:change-id="ct82836608"/><text:span text:style-name="T2"> </text:span><text:span text:style-name="T11">frequency</text:span><text:change-end text:change-id="ct82836608"/><text:span text:style-name="T2"> (mf) to the amplitude of the modulating signal (ma) </text:span><text:change text:change-id="ct98018640"/><text:change-start text:change-id="ct54153520"/><text:span text:style-name="T2">– </text:span><text:change-end text:change-id="ct54153520"/><text:change text:change-id="ct97862448"/><text:span text:style-name="T2">as in ma/mf. </text:span></text:p>
      <text:p text:style-name="P2"/>
      <text:p text:style-name="P2"><text:change-start text:change-id="ct87936016"/><text:span text:style-name="T18">Code </text:span><text:change-end text:change-id="ct87936016"/><text:span text:style-name="T16">Syntax: <text:tab/></text:span><text:span text:style-name="T3">new Tone.FMSynth()</text:span></text:p>
      <text:p text:style-name="P2"/>
      <text:p text:style-name="P19">var fmSynth = new Tone.FMSynth().toMaster();<text:line-break/>fmSynth.triggerAttackRelease("C5", "4n");</text:p>
      <text:p text:style-name="P2"><text:change-start text:change-id="ct94874800"/></text:p>
      <text:p text:style-name="P24">What is the expected result of manipulating modulationIndex parameters?</text:p>
      <text:p text:style-name="P2"><text:change-end text:change-id="ct94874800"/></text:p>
      <text:p text:style-name="P2"><text:span text:style-name="T2">The function </text:span><text:span text:style-name="T3">.triggerAttackRelease()</text:span><text:span text:style-name="T2"> works the same way as in the AMSynth.</text:span></text:p>
      <text:p text:style-name="P2"/>
      <text:p text:style-name="P9"><text:span text:style-name="T19">3. DuoSynth </text:span><text:span text:style-name="T2">(Source: </text:span><text:a xlink:type="simple" xlink:href="https://tonejs.github.io/docs/#DuoSynth" text:style-name="Internet_20_link"><text:span text:style-name="T20">https://tonejs.github.io/docs/#DuoSynth</text:span></text:a><text:span text:style-name="T2">) </text:span></text:p>
      <text:p text:style-name="P2"/>
      <text:p text:style-name="P1">Tone.DuoSynth is a monophonic synth composed of two MonoSynths run in parallel with control over the frequency ratio between the two voices and vibrato effect. </text:p>
      <text:p text:style-name="P2"/>
      <text:p text:style-name="P2"><text:span text:style-name="T2">In </text:span><text:change-start text:change-id="ct98034320"/><text:span text:style-name="T2"><office:annotation office:name="__Fieldmark__2302_1644386157"><dc:creator>Devin Ulibarri</dc:creator><dc:date>2016-12-18T15:48:04.517333859</dc:date><text:list text:continue-numbering="true" text:style-name=""><text:list-item><text:p text:style-name="P41"><text:span text:style-name="T34">DuoSynth?</text:span></text:p></text:list-item></text:list></office:annotation></text:span><text:change-end text:change-id="ct98034320"/><text:span text:style-name="T2">this Synth</text:span><text:change-start text:change-id="ct92255696"/><office:annotation-end office:name="__Fieldmark__2302_1644386157"/><text:change-end text:change-id="ct92255696"/><text:span text:style-name="T2">, the major parameters are </text:span><text:span text:style-name="T16">vibratoRate</text:span><text:span text:style-name="T2"> and </text:span><text:span text:style-name="T16">vibratoAmount.</text:span></text:p>
      <text:p text:style-name="P2"/>
      <text:p text:style-name="P2"><text:soft-page-break/><text:span text:style-name="T16">vibratoRate</text:span><text:span text:style-name="T2">: The frequency of the vibrato. </text:span></text:p>
      <text:p text:style-name="P2"><text:span text:style-name="T16">vibratoAmount</text:span><text:span text:style-name="T2">: The </text:span><text:change-start text:change-id="ct94079024"/><text:span text:style-name="T6">intensity</text:span><text:change-end text:change-id="ct94079024"/><text:change text:change-id="ct97506176"/><text:span text:style-name="T2"> of the vibrato.</text:span></text:p>
      <text:p text:style-name="P2"/>
      <text:p text:style-name="P2"><text:span text:style-name="T16">Syntax: </text:span><text:span text:style-name="T2"><text:tab/></text:span><text:span text:style-name="T3">new Tone.DuoSynth()</text:span></text:p>
      <text:p text:style-name="P2"/>
      <text:p text:style-name="P19">var duoSynth = new Tone.DuoSynth().toMaster();<text:line-break/>duoSynth.triggerAttackRelease("C4", "2n");</text:p>
      <text:p text:style-name="P2"/>
      <text:p text:style-name="P2"><text:span text:style-name="T2">The function </text:span><text:span text:style-name="T3">.triggerAttackRelease()</text:span><text:span text:style-name="T2"> works the same way as in AMSynth and in FMSynth.</text:span><text:change-start text:change-id="ct98284544"/></text:p>
      <text:p text:style-name="P2"/>
      <text:p text:style-name="P25"><text:span text:style-name="T2">Conclusion: By changing... the expected result is...</text:span><text:change-end text:change-id="ct98284544"/></text:p>
      <text:p text:style-name="P2"/>
      <text:p text:style-name="P9"><text:span text:style-name="T19">4. MonoSynth </text:span><text:span text:style-name="T2">(Source: </text:span><text:a xlink:type="simple" xlink:href="https://tonejs.github.io/docs/#MonoSynth" text:style-name="Internet_20_link"><text:span text:style-name="T20">https://tonejs.github.io/docs/#MonoSynth</text:span></text:a><text:span text:style-name="T2">) </text:span></text:p>
      <text:p text:style-name="P9"/>
      <text:p text:style-name="P39">Tone.MonoSynth is composed of one oscillator, one filter, and two envelopes. The amplitude of the Tone.Oscillator and the cutoff frequency of the Tone.Filter are controlled by <text:change-start text:change-id="ct92365824"/><office:annotation office:name="__Fieldmark__2325_1644386157"><dc:creator>Devin Ulibarri</dc:creator><dc:date>2016-12-18T15:54:44.192937799</dc:date><text:list text:continue-numbering="true" text:style-name=""><text:list-item><text:p text:style-name="P41"><text:span text:style-name="T34">Above it says “two envelopes”. Are both envelopes controlled by tone.Envelopes?</text:span></text:p></text:list-item></text:list></office:annotation><text:change-end text:change-id="ct92365824"/>Tone.Envelopes<text:change-start text:change-id="ct94934368"/><office:annotation-end office:name="__Fieldmark__2325_1644386157"/><text:change-end text:change-id="ct94934368"/>. </text:p>
      <text:p text:style-name="P39">This type of synth includes parameters from other functions such as the envelope, oscillator<text:change-start text:change-id="ct82854880"/>,<text:change-end text:change-id="ct82854880"/> and filter. </text:p>
      <text:p text:style-name="P10"/>
      <text:p text:style-name="P10"><text:span text:style-name="T16">Syntax: <text:tab/></text:span><text:span text:style-name="T3">new Tone.MonoSynth</text:span></text:p>
      <text:p text:style-name="P10"/>
      <text:p text:style-name="P40">var synth = new Tone.MonoSynth().toMaster();<text:line-break/>synth.triggerAttackRelease("C4", "8n");</text:p>
      <text:p text:style-name="P10"/>
      <text:p text:style-name="P7"><text:span text:style-name="T22">Oscillator</text:span><text:span text:style-name="T2"> (Source: </text:span><text:a xlink:type="simple" xlink:href="https://tonejs.github.io/docs/#Oscillator" text:style-name="Internet_20_link"><text:span text:style-name="T20">https://tonejs.github.io/docs/#Oscillator</text:span></text:a><text:span text:style-name="T2">)</text:span></text:p>
      <text:p text:style-name="P2"/>
      <text:p text:style-name="P2"><text:span text:style-name="T2">The Oscillator function changes the frequency and type of an oscillation, </text:span><text:change text:change-id="ct95909520"/><text:change-start text:change-id="ct93484752"/><text:span text:style-name="T7">which changes a sound's pitc</text:span><text:change-end text:change-id="ct93484752"/><text:change-start text:change-id="ct97508832"/><text:span text:style-name="T7">h</text:span><text:change-end text:change-id="ct97508832"/><text:change text:change-id="ct73371648"/><text:span text:style-name="T2">. It takes 2 parameters - </text:span><text:span text:style-name="T16">Frequency</text:span><text:span text:style-name="T2"> and </text:span><text:span text:style-name="T16">Type</text:span><text:span text:style-name="T2">.</text:span></text:p>
      <text:p text:style-name="P2"/>
      <text:p text:style-name="P2"><text:span text:style-name="T16">Frequency</text:span><text:span text:style-name="T2">: </text:span><text:change text:change-id="ct98142992"/><text:change-start text:change-id="ct97971328"/><text:span text:style-name="T7">The higher</text:span><text:change-end text:change-id="ct97971328"/><text:span text:style-name="T2"> the frequency, </text:span><text:change-start text:change-id="ct98158512"/><text:span text:style-name="T7">the higher the pitch</text:span><text:change-end text:change-id="ct98158512"/><text:change text:change-id="ct97647664"/><text:span text:style-name="T2">. </text:span><text:change-start text:change-id="ct98022768"/><text:span text:style-name="T7">The lower</text:span><text:change-end text:change-id="ct98022768"/><text:change text:change-id="ct98132320"/><text:span text:style-name="T2"> the frequency, </text:span><text:change text:change-id="ct94586048"/><text:change-start text:change-id="ct97355536"/><text:span text:style-name="T7">the lower the pitch</text:span><text:change-end text:change-id="ct97355536"/><text:span text:style-name="T2">. It’s input is </text:span><text:change-start text:change-id="ct97975312"/><text:span text:style-name="T7">specified </text:span><text:change-end text:change-id="ct97975312"/><text:span text:style-name="T2">in Hertz(Hz).</text:span></text:p>
      <text:p text:style-name="P2"/>
      <text:p text:style-name="P2"><text:span text:style-name="T16">Type</text:span><text:span text:style-name="T2">: Determines the type of wave of the sound. For example, a “sine” type in the parameter list would create a sound which has a wave similar to a sine function wave.</text:span></text:p>
      <text:p text:style-name="P2"/>
      <text:p text:style-name="P1">The possible values of the <text:change-start text:change-id="ct97976000"/><text:span text:style-name="T33">type</text:span><text:change-end text:change-id="ct97976000"/> parameter are:</text:p>
      <text:list xml:id="list4521384897440138103" text:style-name="WWNum7">
        <text:list-item>
          <text:p text:style-name="P38"><text:span text:style-name="T3">sine</text:span><text:span text:style-name="T2"> <text:s text:c="13"/>- pure sounds</text:span></text:p>
        </text:list-item>
        <text:list-item>
          <text:p text:style-name="P38"><text:span text:style-name="T3">square</text:span><text:span text:style-name="T2"> <text:s text:c="8"/>- bass, reed instruments, pad </text:span></text:p>
        </text:list-item>
        <text:list-item>
          <text:p text:style-name="P38"><text:span text:style-name="T3">triangle</text:span><text:span text:style-name="T2"> <text:s text:c="4"/>- a softer sound, for flute, pad, vocal</text:span></text:p>
        </text:list-item>
        <text:list-item>
          <text:p text:style-name="P38"><text:span text:style-name="T3">sawtooth</text:span><text:span text:style-name="T2"> <text:s text:c="4"/>- string, bass, pad</text:span></text:p>
        </text:list-item>
      </text:list>
      <text:p text:style-name="P2"><text:soft-page-break/></text:p>
      <text:p text:style-name="P2"><text:span text:style-name="T16">Note</text:span><text:span text:style-name="T2">: The </text:span><text:span text:style-name="T16">type</text:span><text:span text:style-name="T2"> parameter can also set the first </text:span><text:span text:style-name="T27">x</text:span><text:span text:style-name="T2"> partials</text:span><text:change-start text:change-id="ct94165600"/><text:span text:style-name="T2"> </text:span><text:span text:style-name="T14">(i.e. </text:span><text:span text:style-name="T14"><office:annotation office:name="__Fieldmark__2378_1644386157"><dc:creator>Devin Ulibarri</dc:creator><dc:date>2016-12-18T15:57:58.481185073</dc:date><text:list text:style-name=""><text:list-item><text:p text:style-name="P41"><text:span text:style-name="T34">Maybe add a link to a wikipedia article on partials/harmonics?</text:span></text:p></text:list-item></text:list></office:annotation></text:span><text:span text:style-name="T14">harmonics</text:span><office:annotation-end office:name="__Fieldmark__2378_1644386157"/><text:span text:style-name="T14">)</text:span><text:change-end text:change-id="ct94165600"/><text:span text:style-name="T2"> of a wave by specifying the number </text:span><text:span text:style-name="T27">x</text:span><text:span text:style-name="T2"> after the oscillation wave type. For Example</text:span><text:change-start text:change-id="ct96079984"/><text:span text:style-name="T2">,</text:span><text:change-end text:change-id="ct96079984"/><text:span text:style-name="T2"> “sine6” would set the first 6 partials of the sine wave.</text:span></text:p>
      <text:p text:style-name="P2"/>
      <text:p text:style-name="P2"><text:span text:style-name="T16">Syntax</text:span><text:span text:style-name="T2">:<text:tab/></text:span><text:span text:style-name="T3">new Tone.Oscillator([frequency][, type])</text:span></text:p>
      <text:p text:style-name="P2"/>
      <text:p text:style-name="P19">var osc = new Tone.Oscillator(440, “triangle”);</text:p>
      <text:p text:style-name="P21">//This sets frequency = 440 Hz and wave type = “triangle”</text:p>
      <text:p text:style-name="P2"><text:change-start text:change-id="ct97514720"/></text:p>
      <text:p text:style-name="P26">Maybe add an example of how sinex would be used.</text:p>
      <text:p text:style-name="P2"><text:change-end text:change-id="ct97514720"/></text:p>
      <text:p text:style-name="P7"><text:change-start text:change-id="ct98395488"/><text:span text:style-name="T2"><office:annotation office:name="__Fieldmark__2379_1644386157"><dc:creator>Devin Ulibarri</dc:creator><dc:date>2016-12-18T16:00:05.276377049</dc:date><text:list text:continue-numbering="true" text:style-name=""><text:list-item><text:p text:style-name="P41"><text:span text:style-name="T34">Maybe this should be higher up in the article since you discuss ADSR above.</text:span></text:p></text:list-item></text:list></office:annotation></text:span><text:change-end text:change-id="ct98395488"/><text:span text:style-name="T22">Envelope</text:span><text:span text:style-name="T16"> </text:span><text:span text:style-name="T2">(Source: </text:span><text:a xlink:type="simple" xlink:href="https://tonejs.github.io/docs/#Envelope" text:style-name="Internet_20_link"><text:span text:style-name="T20">https://tonejs.github.io/docs/#Envelope</text:span></text:a><text:span text:style-name="T2">)</text:span></text:p>
      <text:p text:style-name="P2"/>
      <text:p text:style-name="P2"><text:span text:style-name="T2">The ADSR Envelope works on the principle of increasing, decreasing and sustaining a tone of a sound at a given amplitude. The parameters are - </text:span><text:span text:style-name="T16">attack, decay, sustain, release</text:span><text:span text:style-name="T2">.</text:span><text:change-start text:change-id="ct98431600"/><office:annotation-end office:name="__Fieldmark__2379_1644386157"/><text:change-end text:change-id="ct98431600"/></text:p>
      <text:p text:style-name="P2"/>
      <text:p text:style-name="P2"><text:span text:style-name="T16">Attack</text:span><text:span text:style-name="T2">: The amount of time it takes for the envelope to go from 0 to it's maximum value.</text:span></text:p>
      <text:p text:style-name="P2"/>
      <text:p text:style-name="P2"><text:span text:style-name="T16">Decay</text:span><text:span text:style-name="T2">: The period of time after the attack that it takes for the envelope to fall to the sustain value.</text:span></text:p>
      <text:p text:style-name="P2"/>
      <text:p text:style-name="P2"><text:span text:style-name="T16">Sustain</text:span><text:span text:style-name="T2">: The percent of the maximum value that the envelope rests at until the release is triggered.</text:span></text:p>
      <text:p text:style-name="P2"/>
      <text:p text:style-name="P2"><text:span text:style-name="T16">Release</text:span><text:span text:style-name="T2">: The amount of time after the release is triggered it takes to reach 0.</text:span></text:p>
      <text:p text:style-name="P2"/>
      <text:p text:style-name="P2"><text:span text:style-name="T16">Syntax: <text:s text:c="4"/></text:span><text:span text:style-name="T3">new Tone.Envelope([attack][, decay][, sustain][, release])</text:span></text:p>
      <text:p text:style-name="P2"/>
      <text:p text:style-name="P2"><text:span text:style-name="T24">var gainNode = Tone.context.createGain();<text:line-break/>var env = new Tone.Envelope({<text:line-break/><text:tab/>"attack" : 0.1,<text:line-break/><text:tab/>"decay" : 0.2,<text:line-break/><text:tab/>"sustain" : 1,<text:line-break/><text:tab/>"release" : 0.8,<text:line-break/>});<text:line-break/></text:span><text:soft-page-break/><text:span text:style-name="T24">env.connect(gainNode.gain);</text:span><text:span text:style-name="T16"><text:tab/></text:span><text:span text:style-name="T16"><draw:frame draw:style-name="fr1" draw:name="image07.png" text:anchor-type="as-char" svg:width="6.2681in" svg:height="1.7638in" draw:z-index="2"><draw:image/><svg:desc>Envelope.png</svg:desc></draw:frame></text:span></text:p>
      <text:p text:style-name="P2"/>
      <text:p text:style-name="P7"><text:span text:style-name="T22">Filter</text:span><text:span text:style-name="T16"> </text:span><text:span text:style-name="T2">(Source: </text:span><text:a xlink:type="simple" xlink:href="https://tonejs.github.io/docs/#Filter" text:style-name="Internet_20_link"><text:span text:style-name="T20">https://tonejs.github.io/docs/#Filter</text:span></text:a><text:span text:style-name="T2">)</text:span></text:p>
      <text:p text:style-name="P2"/>
      <text:p text:style-name="P2"><text:span text:style-name="T2">Lets users filter out sounds that they do not need. The parameters are </text:span><text:span text:style-name="T16">frequency</text:span><text:span text:style-name="T2">, </text:span><text:span text:style-name="T16">type</text:span><text:span text:style-name="T2"> and </text:span><text:span text:style-name="T16">rolloff.</text:span></text:p>
      <text:p text:style-name="P2"/>
      <text:p text:style-name="P2"><text:span text:style-name="T16">Frequency</text:span><text:span text:style-name="T2">: The cutoff frequency of the filter.</text:span></text:p>
      <text:p text:style-name="P2"/>
      <text:p text:style-name="P2"><text:span text:style-name="T16">Type</text:span><text:span text:style-name="T2">: <text:s/>The </text:span><text:change-start text:change-id="ct97163984"/><text:span text:style-name="T15">followin</text:span><text:change-end text:change-id="ct97163984"/><text:change-start text:change-id="ct86729408"/><text:span text:style-name="T15">g are the various </text:span><text:change-end text:change-id="ct86729408"/><text:span text:style-name="T2">type</text:span><text:change-start text:change-id="ct94170816"/><text:span text:style-name="T15">s</text:span><text:change-end text:change-id="ct94170816"/><text:span text:style-name="T2"> of filter</text:span><text:change-start text:change-id="ct98163136"/><text:span text:style-name="T2"> </text:span><text:span text:style-name="T15">parameters</text:span><text:change-end text:change-id="ct98163136"/><text:span text:style-name="T2">.</text:span></text:p>
      <text:list xml:id="list6806947126198834913" text:style-name="WWNum3">
        <text:list-item>
          <text:p text:style-name="P35">Lowpass</text:p>
        </text:list-item>
        <text:list-item>
          <text:p text:style-name="P35">Highpass</text:p>
        </text:list-item>
        <text:list-item>
          <text:p text:style-name="P35">Bandpass</text:p>
        </text:list-item>
        <text:list-item>
          <text:p text:style-name="P35">Lowshelf</text:p>
        </text:list-item>
        <text:list-item>
          <text:p text:style-name="P35">Highshelf</text:p>
        </text:list-item>
        <text:list-item>
          <text:p text:style-name="P35">Notch</text:p>
        </text:list-item>
        <text:list-item>
          <text:p text:style-name="P35">Allpass</text:p>
        </text:list-item>
        <text:list-item>
          <text:p text:style-name="P35">Peaking</text:p>
        </text:list-item>
      </text:list>
      <text:p text:style-name="P2"/>
      <text:p text:style-name="P2"><text:span text:style-name="T16">Rolloff</text:span><text:span text:style-name="T2">: The rolloff of the filter which is the drop in db per octave. Implemented internally by cascading filters. Only accepts the values </text:span><text:change-start text:change-id="ct98243616"/><text:span text:style-name="T2"><office:annotation office:name="__Fieldmark__2408_1644386157"><dc:creator>Devin Ulibarri</dc:creator><dc:date>2016-12-18T16:13:49.639540500</dc:date><text:list text:style-name=""><text:list-item><text:p text:style-name="P41"><text:span text:style-name="T34">This is in db?</text:span></text:p></text:list-item></text:list></office:annotation></text:span><text:change-end text:change-id="ct98243616"/><text:span text:style-name="T2">-12, -24, -48 and -96</text:span><text:change-start text:change-id="ct98122000"/><office:annotation-end office:name="__Fieldmark__2408_1644386157"/><text:change-end text:change-id="ct98122000"/><text:span text:style-name="T2">.</text:span></text:p>
      <text:p text:style-name="P2"/>
      <text:p text:style-name="P2"><text:span text:style-name="T16">Syntax: <text:tab/></text:span><text:span text:style-name="T3">new Tone.Filter([frequency][, type][, rolloff])</text:span></text:p>
      <text:p text:style-name="P2"/>
      <text:p text:style-name="P19">var filter = new Tone.Filter(200, "highpass");</text:p>
      <text:p text:style-name="P2"><text:span text:style-name="T24">// default rolloff = -12<text:tab/><text:tab/></text:span><text:span text:style-name="T24"><draw:frame draw:style-name="fr1" draw:name="image05.png" text:anchor-type="as-char" svg:width="6.2681in" svg:height="1.8193in" draw:z-index="3"><draw:image/><svg:desc>Filter_final.png</svg:desc></draw:frame></text:span></text:p>
      <text:p text:style-name="P2"><text:soft-page-break/></text:p>
      <text:p text:style-name="P14">Effects</text:p>
      <text:p text:style-name="P7"/>
      <text:p text:style-name="P2"><text:span text:style-name="T19">Chorus </text:span><text:span text:style-name="T2">(Source: </text:span><text:a xlink:type="simple" xlink:href="https://tonejs.github.io/docs/#Chorus" text:style-name="Internet_20_link"><text:span text:style-name="T20">https://tonejs.github.io/docs/#Chorus</text:span></text:a><text:span text:style-name="T2">) </text:span></text:p>
      <text:p text:style-name="P2"/>
      <text:p text:style-name="P1">Tone.Chorus is a stereo chorus effect with feedback composed of a left and right delay with a Tone.LFO applied to the delayTime of each channel. Inspiration from Tuna.js. Read more on the chorus effect on <text:change-start text:change-id="ct97510880"/><office:annotation office:name="__Fieldmark__2409_1644386157"><dc:creator>Devin Ulibarri</dc:creator><dc:date>2016-12-18T16:16:22.800374295</dc:date><text:list text:continue-numbering="true" text:style-name=""><text:list-item><text:p text:style-name="P41"><text:span text:style-name="T34">Link, please.</text:span></text:p></text:list-item></text:list></office:annotation><text:change-end text:change-id="ct97510880"/>SoundOnSound<text:change-start text:change-id="ct98348160"/><office:annotation-end office:name="__Fieldmark__2409_1644386157"/><text:change-end text:change-id="ct98348160"/>.</text:p>
      <text:p text:style-name="P2"><text:span text:style-name="T3"><text:tab/></text:span><text:span text:style-name="T2"> <text:tab/><text:tab/></text:span></text:p>
      <text:p text:style-name="P2"><text:span text:style-name="T16">Frequency</text:span><text:span text:style-name="T2">: The frequency of the LFO.</text:span></text:p>
      <text:p text:style-name="P2"><text:span text:style-name="T16">delayTime</text:span><text:span text:style-name="T2"> : The delay of the chorus effect in milliseconds.</text:span></text:p>
      <text:p text:style-name="P2"><text:span text:style-name="T16">Depth</text:span><text:span text:style-name="T2">: <text:s/>The depth of the chorus.</text:span></text:p>
      <text:p text:style-name="P3"><text:tab/><text:tab/></text:p>
      <text:p text:style-name="P2"><text:span text:style-name="T16">Syntax</text:span><text:span text:style-name="T2">: </text:span><text:span text:style-name="T24">new Tone.Chorus([frequency][, delayTime][, depth]) </text:span><text:span text:style-name="T2"><text:tab/><text:tab/></text:span></text:p>
      <text:p text:style-name="P3"><text:tab/><text:tab/></text:p>
      <text:p text:style-name="P19">var chorus = new Tone.Chorus(4, 2.5, 0.5);<text:line-break/>var synth = new Tone.PolySynth(4, Tone.MonoSynth).connect(chorus);<text:line-break/>synth.triggerAttackRelease(["C3","E3","G3"], "8n");</text:p>
      <text:p text:style-name="P3"><text:tab/><text:tab/></text:p>
      <text:p text:style-name="P2"><text:span text:style-name="T19">Distortion </text:span><text:span text:style-name="T2">(Source: </text:span><text:a xlink:type="simple" xlink:href="https://tonejs.github.io/docs/#Distortion" text:style-name="Internet_20_link"><text:span text:style-name="T20">https://tonejs.github.io/docs/#Distortion</text:span></text:a><text:span text:style-name="T2">) </text:span></text:p>
      <text:p text:style-name="P2"/>
      <text:p text:style-name="P1">Tone.Distortion is a simple distortion effect using Tone.WaveShaper. The only parameter is distortion.</text:p>
      <text:p text:style-name="P1"><text:tab/></text:p>
      <text:p text:style-name="P2"><text:span text:style-name="T16">Distortion</text:span><text:span text:style-name="T2">: The amount of distortion (nominal range of 0-1)</text:span></text:p>
      <text:p text:style-name="P1"><text:tab/><text:tab/></text:p>
      <text:p text:style-name="P2"><text:span text:style-name="T16">Syntax</text:span><text:span text:style-name="T2">: <text:tab/></text:span><text:span text:style-name="T3">new Tone.Distortion([distortion]) </text:span><text:span text:style-name="T2"><text:tab/><text:tab/> <text:tab/><text:tab/></text:span></text:p>
      <text:p text:style-name="P1"><text:tab/></text:p>
      <text:p text:style-name="P19">var dist = new Tone.Distortion(0.8).toMaster();<text:line-break/>var fm = new Tone.SimpleFM().connect(dist);<text:line-break/>fm.triggerAttackRelease("A1", "8n");</text:p>
      <text:p text:style-name="P1"><text:tab/><text:tab/></text:p>
      <text:p text:style-name="P2"><text:span text:style-name="T19">Phaser </text:span><text:span text:style-name="T2">(Source: </text:span><text:a xlink:type="simple" xlink:href="https://tonejs.github.io/docs/#Phaser" text:style-name="Internet_20_link"><text:span text:style-name="T20">https://tonejs.github.io/docs/#Phaser</text:span></text:a><text:span text:style-name="T2">) </text:span></text:p>
      <text:p text:style-name="P2"/>
      <text:p text:style-name="P1">Tone.Phaser is a phaser effect. Phasers work by changing the phase of different frequency components of an incoming signal. The Parameters are Frequency, Octaves and baseFrequency.</text:p>
      <text:p text:style-name="P1"><text:tab/></text:p>
      <text:p text:style-name="P2"><text:span text:style-name="T16">Frequency</text:span><text:span text:style-name="T2">: The speed of the phasing.</text:span></text:p>
      <text:p text:style-name="P2"><text:span text:style-name="T16">Octaves</text:span><text:span text:style-name="T2">: The octaves of the effect.</text:span></text:p>
      <text:p text:style-name="P2"><text:span text:style-name="T16">baseFrequency</text:span><text:span text:style-name="T2">: The base frequency of the filters.</text:span></text:p>
      <text:p text:style-name="P1"><text:tab/><text:tab/></text:p>
      <text:p text:style-name="P2"><text:span text:style-name="T16">Syntax</text:span><text:span text:style-name="T2">: new Tone.Phaser([frequency][, octaves][, baseFrequency]) <text:tab/><text:tab/> <text:tab/><text:tab/></text:span></text:p>
      <text:p text:style-name="P1"><text:soft-page-break/>var phaser = new Tone.Phaser({<text:line-break/><text:tab/>"frequency" : 15, <text:line-break/><text:tab/>"octaves" : 5, <text:line-break/><text:tab/>"baseFrequency" : 1000<text:line-break/>}).toMaster();<text:line-break/>var synth = new Tone.FMSynth().connect(phaser);<text:line-break/>synth.triggerAttackRelease("E3", "2n");</text:p>
      <text:p text:style-name="P1"><text:tab/><text:tab/></text:p>
      <text:p text:style-name="P2"><text:span text:style-name="T19">Vibrato </text:span><text:span text:style-name="T2">(Source: </text:span><text:a xlink:type="simple" xlink:href="https://tonejs.github.io/docs/#Vibrato" text:style-name="Internet_20_link"><text:span text:style-name="T20">https://tonejs.github.io/docs/#Vibrato</text:span></text:a><text:span text:style-name="T2">) </text:span></text:p>
      <text:p text:style-name="P2"/>
      <text:p text:style-name="P1">A Vibrato effect composed of a Tone.Delay and a Tone.LFO. The LFO modulates the delayTime of the delay, causing the pitch to <text:change-start text:change-id="ct98014192"/><office:annotation office:name="__Fieldmark__2410_1644386157"><dc:creator>Devin Ulibarri</dc:creator><dc:date>2016-12-18T16:17:38.955365584</dc:date><text:list text:continue-numbering="true" text:style-name=""><text:list-item><text:p text:style-name="P41"><text:span text:style-name="T34">Maybe “fluctuate quickly”</text:span></text:p></text:list-item></text:list></office:annotation><text:change-end text:change-id="ct98014192"/>rise and fall<text:change-start text:change-id="ct98330048"/><office:annotation-end office:name="__Fieldmark__2410_1644386157"/><text:change-end text:change-id="ct98330048"/>.</text:p>
      <text:p text:style-name="P2"/>
      <text:p text:style-name="P2"><text:span text:style-name="T16">Frequency</text:span><text:span text:style-name="T2">: The frequency of the vibrato.</text:span></text:p>
      <text:p text:style-name="P2"><text:span text:style-name="T16">Depth</text:span><text:span text:style-name="T2">: The amount the pitch is modulated.</text:span></text:p>
      <text:p text:style-name="P2"/>
      <text:p text:style-name="P2"><text:span text:style-name="T16">Syntax</text:span><text:span text:style-name="T2">: new Tone.Vibrato(frequency, depth)</text:span></text:p>
      <text:p text:style-name="P2"/>
      <text:p text:style-name="P2"><text:span text:style-name="T19">Tremolo </text:span><text:span text:style-name="T2">(Source: </text:span><text:a xlink:type="simple" xlink:href="https://tonejs.github.io/docs/#Tremolo" text:style-name="Internet_20_link"><text:span text:style-name="T20">https://tonejs.github.io/docs/#Tremolo</text:span></text:a><text:span text:style-name="T2">) </text:span></text:p>
      <text:p text:style-name="P2"/>
      <text:p text:style-name="P1">Tone.Tremolo modulates the amplitude of an incoming signal using a Tone.LFO. The type, frequency, and depth of the LFO is controllable.</text:p>
      <text:p text:style-name="P2"/>
      <text:p text:style-name="P2"><text:span text:style-name="T16">Frequency</text:span><text:span text:style-name="T2">: The rate of the effect.</text:span></text:p>
      <text:p text:style-name="P2"><text:span text:style-name="T16">Depth</text:span><text:span text:style-name="T2">: The depth of the effect.</text:span></text:p>
      <text:p text:style-name="P1"><text:tab/></text:p>
      <text:p text:style-name="P2"><text:span text:style-name="T16">Syntax:</text:span><text:span text:style-name="T2"> new Tone.Tremolo([frequency][, depth])</text:span></text:p>
      <text:p text:style-name="P1"><text:tab/><text:line-break/>var tremolo = new Tone.Tremolo(9, 0.75).toMaster().start();<text:line-break/>//route an oscillator through the tremolo and start it<text:line-break/>var oscillator = new Tone.Oscillator().connect(tremolo).start();</text:p>
      <text:p text:style-name="P1"><text:tab/><text:tab/></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 svg:font-family="" style:font-family-generic="roman"/>
    <style:font-face style:name="Droid Sans" svg:font-family="'Droid Sans'" style:font-family-generic="swiss"/>
    <style:font-face style:name="Caladea2" svg:font-family="Caladea, Cambria" style:font-pitch="variable"/>
    <style:font-face style:name="Arial" svg:font-family="Arial" style:font-family-generic="roman" style:font-pitch="variable"/>
    <style:font-face style:name="Consolas" svg:font-family="Consolas"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adea" svg:font-family="Caladea" style:font-family-generic="swiss" style:font-pitch="variable"/>
    <style:font-face style:name="Caladea1" svg:font-family="Caladea, Cambria" style:font-family-generic="swiss" style:font-pitch="variable"/>
    <style:font-face style:name="Arial1" svg:font-family="Arial" style:font-family-generic="system" style:font-pitch="variable"/>
    <style:font-face style:name="Caladea3" svg:font-family="Caladea" style:font-family-generic="system" style:font-pitch="variable"/>
    <style:font-face style:name="Consolas1" svg:font-family="Consolas" style:font-family-generic="system" style:font-pitch="variable"/>
    <style:font-face style:name="Montserrat1" svg:font-family="Montserra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3" style:font-family-asian="Caladea" style:font-family-generic-asian="system" style:font-pitch-asian="variable" style:font-size-asian="14pt" style:font-name-complex="Caladea3"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nsolas" fo:font-family="Consolas"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nsolas" fo:font-family="Consolas"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nsolas" fo:font-family="Consolas"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nsolas" fo:font-family="Consolas" style:font-family-generic="roman" style:font-pitch="variable"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2-18T16:20:25.882839187</dc:date>
    <dc:creator>Devin Ulibarri</dc:creator>
    <meta:editing-duration>PT1H18M3S</meta:editing-duration>
    <meta:editing-cycles>11</meta:editing-cycles>
    <meta:document-statistic meta:table-count="0" meta:image-count="4" meta:object-count="0" meta:page-count="10" meta:paragraph-count="172" meta:word-count="1572" meta:character-count="10625" meta:non-whitespace-character-count="9179"/>
  </office:meta>
</office:document-meta>
</file>